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heet1.xml" manifest:media-type="text/xml"/>
  <manifest:file-entry manifest:full-path="Basic/Standard/script-lb.xml" manifest:media-type="text/xml"/>
  <manifest:file-entry manifest:full-path="Basic/VBAProject/Module1.xml" manifest:media-type="text/xml"/>
  <manifest:file-entry manifest:full-path="Basic/VBAProject/ThisWorkbook.xml" manifest:media-type="text/xml"/>
  <manifest:file-entry manifest:full-path="Basic/VBAProject/Sheet1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ＭＳ Ｐゴシック" svg:font-family="'ＭＳ Ｐゴシック'" style:font-family-generic="modern"/>
    <style:font-face style:name="ＭＳ Ｐゴシック1" svg:font-family="'ＭＳ Ｐゴシック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169cm"/>
    </style:style>
    <style:style style:name="co2" style:family="table-column">
      <style:table-column-properties fo:break-before="auto" style:column-width="0.707cm"/>
    </style:style>
    <style:style style:name="co3" style:family="table-column">
      <style:table-column-properties fo:break-before="auto" style:column-width="0.679cm"/>
    </style:style>
    <style:style style:name="co4" style:family="table-column">
      <style:table-column-properties fo:break-before="auto" style:column-width="0.734cm"/>
    </style:style>
    <style:style style:name="co5" style:family="table-column">
      <style:table-column-properties fo:break-before="auto" style:column-width="0.598cm"/>
    </style:style>
    <style:style style:name="co6" style:family="table-column">
      <style:table-column-properties fo:break-before="auto" style:column-width="0.653cm"/>
    </style:style>
    <style:style style:name="co7" style:family="table-column">
      <style:table-column-properties fo:break-before="auto" style:column-width="0.543cm"/>
    </style:style>
    <style:style style:name="co8" style:family="table-column">
      <style:table-column-properties fo:break-before="auto" style:column-width="0.826cm"/>
    </style:style>
    <style:style style:name="co9" style:family="table-column">
      <style:table-column-properties fo:break-before="auto" style:column-width="0.995cm"/>
    </style:style>
    <style:style style:name="co10" style:family="table-column">
      <style:table-column-properties fo:break-before="auto" style:column-width="1.067cm"/>
    </style:style>
    <style:style style:name="co11" style:family="table-column">
      <style:table-column-properties fo:break-before="auto" style:column-width="3.612cm"/>
    </style:style>
    <style:style style:name="co12" style:family="table-column">
      <style:table-column-properties fo:break-before="auto" style:column-width="2.789cm"/>
    </style:style>
    <style:style style:name="co13" style:family="table-column">
      <style:table-column-properties fo:break-before="auto" style:column-width="2.231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192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canvas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 CellBackColor="1677721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ellBackColor="1677721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100" style:family="table-cell" style:parent-style-name="Default">
      <style:table-cell-properties fo:background-color="#00a857" style:rotation-align="none" CellBackColor="4309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0033cc" style:rotation-align="none" CellBackColor="1326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00857a" style:rotation-align="none" CellBackColor="3417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ackground-color="#004db3" style:rotation-align="none" CellBackColor="19891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ackground-color="#008b74" style:rotation-align="none" CellBackColor="3570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ackground-color="#00b44b" style:rotation-align="none" CellBackColor="4615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ackground-color="#006699" style:rotation-align="none" CellBackColor="2626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00906f" style:rotation-align="none" CellBackColor="3697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ackground-color="#00bb44" style:rotation-align="none" CellBackColor="4794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ackground-color="#009669" style:rotation-align="none" CellBackColor="3850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18e7" style:diagonal-bl-tr="none" style:diagonal-tl-br="none" style:text-align-source="fix" style:repeat-content="false" fo:wrap-option="no-wrap" fo:border="none" style:direction="ltr" style:rotation-angle="0" style:rotation-align="none" style:shrink-to-fit="false" CellBackColor="637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110" style:family="table-cell" style:parent-style-name="Default">
      <style:table-cell-properties fo:background-color="#00c13e" style:rotation-align="none" CellBackColor="4947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009966" style:rotation-align="none" CellBackColor="3927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ackground-color="#00c738" style:rotation-align="none" CellBackColor="5100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ackground-color="#00b34d" style:rotation-align="none" CellBackColor="45901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ackground-color="#00cd32" style:rotation-align="none" CellBackColor="5253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ackground-color="#00cc33" style:rotation-align="none" CellBackColor="5227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ackground-color="#00a659" style:rotation-align="none" CellBackColor="4258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ackground-color="#00d32c" style:rotation-align="none" CellBackColor="5406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ackground-color="#00e61a" style:rotation-align="none" CellBackColor="58906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ackground-color="#00ac53" style:rotation-align="none" CellBackColor="4411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CellBackColor="1677721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#00da25" style:rotation-align="none" CellBackColor="5584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00b14e" style:rotation-align="none" CellBackColor="4539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ackground-color="#00e01f" style:rotation-align="none" CellBackColor="5737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ackground-color="#00b748" style:rotation-align="none" CellBackColor="4692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ackground-color="#00e619" style:rotation-align="none" CellBackColor="5890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ackground-color="#00ec13" style:rotation-align="none" CellBackColor="6043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#00c837" style:rotation-align="none" CellBackColor="5125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ackground-color="#00f906" style:rotation-align="none" CellBackColor="6375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ackground-color="#00d827" style:rotation-align="none" CellBackColor="5533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ackground-color="#00de21" style:rotation-align="none" CellBackColor="5686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ellBackColor="1677721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ackground-color="#00e916" style:rotation-align="none" CellBackColor="5967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ackground-color="#00ee11" style:rotation-align="none" CellBackColor="6094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ackground-color="#00f40b" style:rotation-align="none" CellBackColor="6247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ackground-color="#0024db" style:rotation-align="none" CellBackColor="943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24db" style:diagonal-bl-tr="none" style:diagonal-tl-br="none" style:text-align-source="fix" style:repeat-content="false" fo:wrap-option="no-wrap" fo:border="none" style:direction="ltr" style:rotation-angle="0" style:rotation-align="none" style:shrink-to-fit="false" CellBackColor="943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CellBackColor="1677721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CellBackColor="1677721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fo:border-bottom="none" fo:background-color="#0031c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CellBackColor="1275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CellBackColor="1677721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fo:background-color="#001ce3" style:rotation-align="none" CellBackColor="739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0000ff" style:rotation-align="none" CellBackColor="25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003dc2" style:rotation-align="none" CellBackColor="1581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00718e" style:rotation-align="none" CellBackColor="2907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55aa" style:rotation-align="none" CellBackColor="2193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0039c6" style:rotation-align="none" CellBackColor="1479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0049b6" style:rotation-align="none" CellBackColor="1887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00c639" style:rotation-align="none" CellBackColor="5074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00aa55" style:rotation-align="none" CellBackColor="4360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008e71" style:rotation-align="none" CellBackColor="3646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00ff00" style:rotation-align="none" CellBackColor="6528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CellBackColor="1677721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fo:background-color="#00e31c" style:rotation-align="none" CellBackColor="5814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00619e" style:rotation-align="none" CellBackColor="2499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006d92" style:rotation-align="none" CellBackColor="2805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007986" style:rotation-align="none" CellBackColor="3111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008679" style:rotation-align="none" CellBackColor="3442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00926d" style:rotation-align="none" CellBackColor="3748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009e61" style:rotation-align="none" CellBackColor="4054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0006f9" style:rotation-align="none" CellBackColor="178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000df2" style:rotation-align="none" CellBackColor="357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00b649" style:rotation-align="none" CellBackColor="4666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CellBackColor="1677721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40" style:family="table-cell" style:parent-style-name="Default">
      <style:table-cell-properties fo:background-color="#000cf3" style:rotation-align="none" CellBackColor="331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001be4" style:rotation-align="none" CellBackColor="714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00c23d" style:rotation-align="none" CellBackColor="4972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0013ec" style:rotation-align="none" CellBackColor="510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0028d7" style:rotation-align="none" CellBackColor="1045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00ce31" style:rotation-align="none" CellBackColor="5278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0019e6" style:rotation-align="none" CellBackColor="663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0036c9" style:rotation-align="none" CellBackColor="1402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00db24" style:rotation-align="none" CellBackColor="5610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001fe0" style:rotation-align="none" CellBackColor="816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CellBackColor="25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Default">
      <style:table-cell-properties fo:background-color="#0043bc" style:rotation-align="none" CellBackColor="1734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00e718" style:rotation-align="none" CellBackColor="5916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000bf4" style:rotation-align="none" CellBackColor="306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0025da" style:rotation-align="none" CellBackColor="969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0051ae" style:rotation-align="none" CellBackColor="2091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00f30c" style:rotation-align="none" CellBackColor="6222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0011ee" style:rotation-align="none" CellBackColor="459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002cd3" style:rotation-align="none" CellBackColor="1147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005ea1" style:rotation-align="none" CellBackColor="2422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0016e9" style:rotation-align="none" CellBackColor="586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CellBackColor="1677721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Default">
      <style:table-cell-properties fo:background-color="#0032cd" style:rotation-align="none" CellBackColor="1300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006b94" style:rotation-align="none" CellBackColor="2754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0038c7" style:rotation-align="none" CellBackColor="1453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0021de" style:rotation-align="none" CellBackColor="867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003ec1" style:rotation-align="none" CellBackColor="1606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0027d8" style:rotation-align="none" CellBackColor="1020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0044bb" style:rotation-align="none" CellBackColor="1759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00946b" style:rotation-align="none" CellBackColor="3799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004bb4" style:rotation-align="none" CellBackColor="1938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00a15e" style:rotation-align="none" CellBackColor="4131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CellBackColor="1677721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Default">
      <style:table-cell-properties fo:background-color="#00ae51" style:rotation-align="none" CellBackColor="4462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0037c8" style:rotation-align="none" CellBackColor="1428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0057a8" style:rotation-align="none" CellBackColor="2244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ackground-color="#00bc43" style:rotation-align="none" CellBackColor="4819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005da2" style:rotation-align="none" CellBackColor="2397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00c936" style:rotation-align="none" CellBackColor="5151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00649b" style:rotation-align="none" CellBackColor="2575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00d728" style:rotation-align="none" CellBackColor="5508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0048b7" style:rotation-align="none" CellBackColor="1861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006a95" style:rotation-align="none" CellBackColor="2728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CellBackColor="1677721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80" style:family="table-cell" style:parent-style-name="Default">
      <style:table-cell-properties fo:background-color="#00e41b" style:rotation-align="none" CellBackColor="5839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004eb1" style:rotation-align="none" CellBackColor="2014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00708f" style:rotation-align="none" CellBackColor="2881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00f20d" style:rotation-align="none" CellBackColor="6196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ackground-color="#0053ac" style:rotation-align="none" CellBackColor="2142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007689" style:rotation-align="none" CellBackColor="3034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0059a6" style:rotation-align="none" CellBackColor="2295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ackground-color="#007c83" style:rotation-align="none" CellBackColor="3187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ackground-color="#00837c" style:rotation-align="none" CellBackColor="3366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ackground-color="#008976" style:rotation-align="none" CellBackColor="3519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000cf3" style:diagonal-bl-tr="none" style:diagonal-tl-br="none" style:text-align-source="fix" style:repeat-content="false" fo:wrap-option="no-wrap" fo:border="none" style:direction="ltr" style:rotation-angle="0" style:rotation-align="none" style:shrink-to-fit="false" CellBackColor="331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90" style:family="table-cell" style:parent-style-name="Default">
      <style:table-cell-properties fo:background-color="#006996" style:rotation-align="none" CellBackColor="2703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ackground-color="#008f70" style:rotation-align="none" CellBackColor="3672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ackground-color="#006f90" style:rotation-align="none" CellBackColor="2856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ackground-color="#00956a" style:rotation-align="none" CellBackColor="3825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ackground-color="#00748b" style:rotation-align="none" CellBackColor="2983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ackground-color="#009b64" style:rotation-align="none" CellBackColor="3978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007a85" style:rotation-align="none" CellBackColor="3136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ackground-color="#00a25d" style:rotation-align="none" CellBackColor="4156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ackground-color="#001ae6" style:rotation-align="none" CellBackColor="6886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008080" style:rotation-align="none" CellBackColor="32896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ackground-color="transparent" style:rotation-align="none"/>
    </style:style>
    <style:style style:name="ce135" style:family="table-cell" style:parent-style-name="Default">
      <style:table-cell-properties fo:border-bottom="none" style:diagonal-bl-tr="none" style:diagonal-tl-br="none" fo:background-color="transparent" fo:border-left="1.76pt solid #000000" fo:border-right="none" style:rotation-align="none" fo:border-top="1.76pt solid #000000"/>
    </style:style>
    <style:style style:name="ce136" style:family="table-cell" style:parent-style-name="Default">
      <style:table-cell-properties fo:border-bottom="none" style:diagonal-bl-tr="none" style:diagonal-tl-br="none" fo:background-color="transparent" fo:border-left="1.76pt solid #000000" fo:border-right="none" style:rotation-align="none" fo:border-top="none"/>
    </style:style>
    <style:style style:name="ce137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none" style:rotation-align="none" fo:border-top="none"/>
    </style:style>
    <style:style style:name="ce138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76pt solid #000000"/>
    </style:style>
    <style:style style:name="ce139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40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none"/>
    </style:style>
    <style:style style:name="ce141" style:family="table-cell" style:parent-style-name="Default">
      <style:table-cell-properties fo:border-bottom="none" style:diagonal-bl-tr="none" style:diagonal-tl-br="none" fo:background-color="transparent" fo:border-left="none" fo:border-right="1.76pt solid #000000" style:rotation-align="none" fo:border-top="1.76pt solid #000000"/>
    </style:style>
    <style:style style:name="ce142" style:family="table-cell" style:parent-style-name="Default">
      <style:table-cell-properties fo:border-bottom="none" style:diagonal-bl-tr="none" style:diagonal-tl-br="none" fo:background-color="transparent" fo:border-left="none" fo:border-right="1.76pt solid #000000" style:rotation-align="none" fo:border-top="none"/>
    </style:style>
    <style:style style:name="ce143" style:family="table-cell" style:parent-style-name="Default">
      <style:table-cell-properties fo:border-bottom="1.76pt solid #000000" style:diagonal-bl-tr="none" style:diagonal-tl-br="none" fo:background-color="transparent" fo:border-left="none" fo:border-right="1.76pt solid #000000" style:rotation-align="none" fo:border-top="none"/>
    </style:style>
    <style:style style:name="ce144" style:family="table-cell" style:parent-style-name="Default">
      <style:table-cell-properties fo:background-color="#00ff00" style:rotation-align="none" CellBackColor="65280"/>
    </style:style>
    <style:style style:name="ce145" style:family="table-cell" style:parent-style-name="Default">
      <style:table-cell-properties fo:background-color="#00eb14" style:rotation-align="none" CellBackColor="60180"/>
    </style:style>
    <style:style style:name="ce146" style:family="table-cell" style:parent-style-name="Default">
      <style:table-cell-properties fo:background-color="#00d827" style:rotation-align="none" CellBackColor="55335"/>
    </style:style>
    <style:style style:name="ce147" style:family="table-cell" style:parent-style-name="Default">
      <style:table-cell-properties fo:background-color="#00c43b" style:rotation-align="none" CellBackColor="50235"/>
    </style:style>
    <style:style style:name="ce148" style:family="table-cell" style:parent-style-name="Default">
      <style:table-cell-properties fo:background-color="#0000ff" style:rotation-align="none" CellBackColor="255"/>
    </style:style>
    <style:style style:name="ce149" style:family="table-cell" style:parent-style-name="Default">
      <style:table-cell-properties fo:background-color="#00b14e" style:rotation-align="none" CellBackColor="45390"/>
    </style:style>
    <style:style style:name="ce150" style:family="table-cell" style:parent-style-name="Default">
      <style:table-cell-properties fo:background-color="#0006f9" style:rotation-align="none" CellBackColor="1785"/>
    </style:style>
    <style:style style:name="ce151" style:family="table-cell" style:parent-style-name="Default">
      <style:table-cell-properties fo:background-color="#009d62" style:rotation-align="none" CellBackColor="40290"/>
    </style:style>
    <style:style style:name="ce152" style:family="table-cell" style:parent-style-name="Default">
      <style:table-cell-properties fo:background-color="#000cf3" style:rotation-align="none" CellBackColor="3315"/>
    </style:style>
    <style:style style:name="ce153" style:family="table-cell" style:parent-style-name="Default">
      <style:table-cell-properties fo:background-color="#008976" style:rotation-align="none" CellBackColor="35190"/>
    </style:style>
    <style:style style:name="ce154" style:family="table-cell" style:parent-style-name="Default">
      <style:table-cell-properties fo:background-color="#00e31c" style:rotation-align="none" CellBackColor="58140"/>
    </style:style>
    <style:style style:name="ce155" style:family="table-cell" style:parent-style-name="Default">
      <style:table-cell-properties fo:background-color="#0013ec" style:rotation-align="none" CellBackColor="5100"/>
    </style:style>
    <style:style style:name="ce156" style:family="table-cell" style:parent-style-name="Default">
      <style:table-cell-properties fo:background-color="#007689" style:rotation-align="none" CellBackColor="30345"/>
    </style:style>
    <style:style style:name="ce157" style:family="table-cell" style:parent-style-name="Default">
      <style:table-cell-properties fo:background-color="#00c639" style:rotation-align="none" CellBackColor="50745"/>
    </style:style>
    <style:style style:name="ce158" style:family="table-cell" style:parent-style-name="Default">
      <style:table-cell-properties fo:background-color="#0019e6" style:rotation-align="none" CellBackColor="6630"/>
    </style:style>
    <style:style style:name="ce159" style:family="table-cell" style:parent-style-name="Default">
      <style:table-cell-properties fo:background-color="#00629d" style:rotation-align="none" CellBackColor="25245"/>
    </style:style>
    <style:style style:name="ce160" style:family="table-cell" style:parent-style-name="Default">
      <style:table-cell-properties fo:background-color="#00aa55" style:rotation-align="none" CellBackColor="43605"/>
    </style:style>
    <style:style style:name="ce161" style:family="table-cell" style:parent-style-name="Default">
      <style:table-cell-properties fo:background-color="#0008f7" style:rotation-align="none" CellBackColor="2295"/>
    </style:style>
    <style:style style:name="ce162" style:family="table-cell" style:parent-style-name="Default">
      <style:table-cell-properties fo:background-color="#001fe0" style:rotation-align="none" CellBackColor="8160"/>
    </style:style>
    <style:style style:name="ce163" style:family="table-cell" style:parent-style-name="Default">
      <style:table-cell-properties fo:background-color="#004eb1" style:rotation-align="none" CellBackColor="20145"/>
    </style:style>
    <style:style style:name="ce164" style:family="table-cell" style:parent-style-name="Default">
      <style:table-cell-properties fo:background-color="#008e71" style:rotation-align="none" CellBackColor="36465"/>
    </style:style>
    <style:style style:name="ce165" style:family="table-cell" style:parent-style-name="Default">
      <style:table-cell-properties fo:background-color="#0010ef" style:rotation-align="none" CellBackColor="4335"/>
    </style:style>
    <style:style style:name="ce166" style:family="table-cell" style:parent-style-name="Default">
      <style:table-cell-properties fo:background-color="#000bf4" style:rotation-align="none" CellBackColor="3060"/>
    </style:style>
    <style:style style:name="ce167" style:family="table-cell" style:parent-style-name="Default">
      <style:table-cell-properties fo:background-color="#0025da" style:rotation-align="none" CellBackColor="9690"/>
    </style:style>
    <style:style style:name="ce168" style:family="table-cell" style:parent-style-name="Default">
      <style:table-cell-properties fo:background-color="#003bc4" style:rotation-align="none" CellBackColor="15300"/>
    </style:style>
    <style:style style:name="ce169" style:family="table-cell" style:parent-style-name="Default">
      <style:table-cell-properties fo:background-color="#00718e" style:rotation-align="none" CellBackColor="29070"/>
    </style:style>
    <style:style style:name="ce170" style:family="table-cell" style:parent-style-name="Default">
      <style:table-cell-properties fo:background-color="#0018e7" style:rotation-align="none" CellBackColor="6375"/>
    </style:style>
    <style:style style:name="ce171" style:family="table-cell" style:parent-style-name="Default">
      <style:table-cell-properties fo:background-color="#0011ee" style:rotation-align="none" CellBackColor="4590"/>
    </style:style>
    <style:style style:name="ce172" style:family="table-cell" style:parent-style-name="Default">
      <style:table-cell-properties fo:background-color="#002cd3" style:rotation-align="none" CellBackColor="11475"/>
    </style:style>
    <style:style style:name="ce173" style:family="table-cell" style:parent-style-name="Default">
      <style:table-cell-properties fo:background-color="#0027d8" style:rotation-align="none" CellBackColor="10200"/>
    </style:style>
    <style:style style:name="ce174" style:family="table-cell" style:parent-style-name="Default">
      <style:table-cell-properties fo:background-color="#0055aa" style:rotation-align="none" CellBackColor="21930"/>
    </style:style>
    <style:style style:name="ce175" style:family="table-cell" style:parent-style-name="Default">
      <style:table-cell-properties fo:background-color="#0020df" style:rotation-align="none" CellBackColor="8415"/>
    </style:style>
    <style:style style:name="ce176" style:family="table-cell" style:parent-style-name="Default">
      <style:table-cell-properties fo:background-color="#0016e9" style:rotation-align="none" CellBackColor="5865"/>
    </style:style>
    <style:style style:name="ce177" style:family="table-cell" style:parent-style-name="Default">
      <style:table-cell-properties fo:background-color="#0032cd" style:rotation-align="none" CellBackColor="13005"/>
    </style:style>
    <style:style style:name="ce178" style:family="table-cell" style:parent-style-name="Default">
      <style:table-cell-properties fo:background-color="#0014eb" style:rotation-align="none" CellBackColor="5355"/>
    </style:style>
    <style:style style:name="ce179" style:family="table-cell" style:parent-style-name="Default">
      <style:table-cell-properties fo:background-color="#0039c6" style:rotation-align="none" CellBackColor="14790"/>
    </style:style>
    <style:style style:name="ce180" style:family="table-cell" style:parent-style-name="Default">
      <style:table-cell-properties fo:background-color="#0028d7" style:rotation-align="none" CellBackColor="10455"/>
    </style:style>
    <style:style style:name="ce181" style:family="table-cell" style:parent-style-name="Default">
      <style:table-cell-properties fo:background-color="#001ce3" style:rotation-align="none" CellBackColor="7395"/>
    </style:style>
    <style:style style:name="ce182" style:family="table-cell" style:parent-style-name="Default">
      <style:table-cell-properties fo:background-color="#0038c7" style:rotation-align="none" CellBackColor="14535"/>
    </style:style>
    <style:style style:name="ce183" style:family="table-cell" style:parent-style-name="Default">
      <style:table-cell-properties fo:background-color="#0030cf" style:rotation-align="none" CellBackColor="12495"/>
    </style:style>
    <style:style style:name="ce184" style:family="table-cell" style:parent-style-name="Default">
      <style:table-cell-properties fo:background-color="#0021de" style:rotation-align="none" CellBackColor="8670"/>
    </style:style>
    <style:style style:name="ce185" style:family="table-cell" style:parent-style-name="Default">
      <style:table-cell-properties fo:background-color="#003ec1" style:rotation-align="none" CellBackColor="16065"/>
    </style:style>
    <style:style style:name="ce186" style:family="table-cell" style:parent-style-name="Default">
      <style:table-cell-properties fo:background-color="#0044bb" style:rotation-align="none" CellBackColor="17595"/>
    </style:style>
    <style:style style:name="ce187" style:family="table-cell" style:parent-style-name="Default">
      <style:table-cell-properties fo:background-color="#0040bf" style:rotation-align="none" CellBackColor="16575"/>
    </style:style>
    <style:style style:name="ce188" style:family="table-cell" style:parent-style-name="Default">
      <style:table-cell-properties fo:background-color="#004bb4" style:rotation-align="none" CellBackColor="19380"/>
    </style:style>
    <style:style style:name="ce189" style:family="table-cell" style:parent-style-name="Default">
      <style:table-cell-properties fo:background-color="#0048b7" style:rotation-align="none" CellBackColor="18615"/>
    </style:style>
    <style:style style:name="ce190" style:family="table-cell" style:parent-style-name="Default">
      <style:table-cell-properties fo:background-color="#0051ae" style:rotation-align="none" CellBackColor="20910"/>
    </style:style>
    <style:style style:name="ce191" style:family="table-cell" style:parent-style-name="Default">
      <style:table-cell-properties fo:background-color="#0050af" style:rotation-align="none" CellBackColor="20655"/>
    </style:style>
    <style:style style:name="ce192" style:family="table-cell" style:parent-style-name="Default">
      <style:table-cell-properties fo:background-color="#0037c8" style:rotation-align="none" CellBackColor="14280"/>
    </style:style>
    <style:style style:name="ce193" style:family="table-cell" style:parent-style-name="Default">
      <style:table-cell-properties fo:background-color="#0057a8" style:rotation-align="none" CellBackColor="22440"/>
    </style:style>
    <style:style style:name="ce194" style:family="table-cell" style:parent-style-name="Default">
      <style:table-cell-properties fo:background-color="#00f30c" style:rotation-align="none" CellBackColor="62220"/>
    </style:style>
    <style:style style:name="ce195" style:family="table-cell" style:parent-style-name="Default">
      <style:table-cell-properties fo:background-color="#0058a7" style:rotation-align="none" CellBackColor="22695"/>
    </style:style>
    <style:style style:name="ce196" style:family="table-cell" style:parent-style-name="Default">
      <style:table-cell-properties fo:background-color="#003dc2" style:rotation-align="none" CellBackColor="15810"/>
    </style:style>
    <style:style style:name="ce197" style:family="table-cell" style:parent-style-name="Default">
      <style:table-cell-properties fo:background-color="#005da2" style:rotation-align="none" CellBackColor="23970"/>
    </style:style>
    <style:style style:name="ce198" style:family="table-cell" style:parent-style-name="Default">
      <style:table-cell-properties fo:background-color="#00e817" style:rotation-align="none" CellBackColor="59415"/>
    </style:style>
    <style:style style:name="ce199" style:family="table-cell" style:parent-style-name="Default">
      <style:table-cell-properties fo:background-color="#00609f" style:rotation-align="none" CellBackColor="24735"/>
    </style:style>
    <style:style style:name="ce200" style:family="table-cell" style:parent-style-name="Default">
      <style:table-cell-properties fo:background-color="#0043bc" style:rotation-align="none" CellBackColor="17340"/>
    </style:style>
    <style:style style:name="ce201" style:family="table-cell" style:parent-style-name="Default">
      <style:table-cell-properties fo:background-color="#00649b" style:rotation-align="none" CellBackColor="25755"/>
    </style:style>
    <style:style style:name="ce202" style:family="table-cell" style:parent-style-name="Default">
      <style:table-cell-properties fo:background-color="#00dc23" style:rotation-align="none" CellBackColor="56355"/>
    </style:style>
    <style:style style:name="ce203" style:family="table-cell" style:parent-style-name="Default">
      <style:table-cell-properties fo:background-color="#006897" style:rotation-align="none" CellBackColor="26775"/>
    </style:style>
    <style:style style:name="ce204" style:family="table-cell" style:parent-style-name="Default">
      <style:table-cell-properties fo:background-color="#006a95" style:rotation-align="none" CellBackColor="27285"/>
    </style:style>
    <style:style style:name="ce205" style:family="table-cell" style:parent-style-name="Default">
      <style:table-cell-properties fo:background-color="#00d12e" style:rotation-align="none" CellBackColor="53550"/>
    </style:style>
    <style:style style:name="ce206" style:family="table-cell" style:parent-style-name="Default">
      <style:table-cell-properties fo:background-color="#00708f" style:rotation-align="none" CellBackColor="28815"/>
    </style:style>
    <style:style style:name="ce207" style:family="table-cell" style:parent-style-name="Default">
      <style:table-cell-properties fo:background-color="#00c53a" style:rotation-align="none" CellBackColor="50490"/>
    </style:style>
    <style:style style:name="ce208" style:family="table-cell" style:parent-style-name="Default">
      <style:table-cell-properties fo:background-color="#007887" style:rotation-align="none" CellBackColor="30855"/>
    </style:style>
    <style:style style:name="ce209" style:family="table-cell" style:parent-style-name="Default">
      <style:table-cell-properties fo:background-color="#0053ac" style:rotation-align="none" CellBackColor="21420"/>
    </style:style>
    <style:style style:name="ce210" style:family="table-cell" style:parent-style-name="Default">
      <style:table-cell-properties fo:background-color="#00b946" style:rotation-align="none" CellBackColor="47430"/>
    </style:style>
    <style:style style:name="ce211" style:family="table-cell" style:parent-style-name="Default">
      <style:table-cell-properties fo:background-color="#008080" style:rotation-align="none" CellBackColor="32896"/>
    </style:style>
    <style:style style:name="ce212" style:family="table-cell" style:parent-style-name="Default">
      <style:table-cell-properties fo:background-color="#0059a6" style:rotation-align="none" CellBackColor="22950"/>
    </style:style>
    <style:style style:name="ce213" style:family="table-cell" style:parent-style-name="Default">
      <style:table-cell-properties fo:background-color="#007c83" style:rotation-align="none" CellBackColor="31875"/>
    </style:style>
    <style:style style:name="ce214" style:family="table-cell" style:parent-style-name="Default">
      <style:table-cell-properties fo:background-color="#00ae51" style:rotation-align="none" CellBackColor="44625"/>
    </style:style>
    <style:style style:name="ce215" style:family="table-cell" style:parent-style-name="Default">
      <style:table-cell-properties fo:background-color="#008778" style:rotation-align="none" CellBackColor="34680"/>
    </style:style>
    <style:style style:name="ce216" style:family="table-cell" style:parent-style-name="Default">
      <style:table-cell-properties fo:background-color="#005ea1" style:rotation-align="none" CellBackColor="24225"/>
    </style:style>
    <style:style style:name="ce217" style:family="table-cell" style:parent-style-name="Default">
      <style:table-cell-properties fo:background-color="#00837c" style:rotation-align="none" CellBackColor="33660"/>
    </style:style>
    <style:style style:name="ce218" style:family="table-cell" style:parent-style-name="Default">
      <style:table-cell-properties fo:background-color="#00a25d" style:rotation-align="none" CellBackColor="41565"/>
    </style:style>
    <style:style style:name="ce219" style:family="table-cell" style:parent-style-name="Default">
      <style:table-cell-properties fo:background-color="#008f70" style:rotation-align="none" CellBackColor="36720"/>
    </style:style>
    <style:style style:name="ce220" style:family="table-cell" style:parent-style-name="Default">
      <style:table-cell-properties fo:background-color="#009768" style:rotation-align="none" CellBackColor="38760"/>
    </style:style>
    <style:style style:name="ce221" style:family="table-cell" style:parent-style-name="Default">
      <style:table-cell-properties fo:background-color="#006996" style:rotation-align="none" CellBackColor="27030"/>
    </style:style>
    <style:style style:name="ce222" style:family="table-cell" style:parent-style-name="Default">
      <style:table-cell-properties fo:background-color="#008b74" style:rotation-align="none" CellBackColor="35700"/>
    </style:style>
    <style:style style:name="ce223" style:family="table-cell" style:parent-style-name="Default">
      <style:table-cell-properties fo:background-color="#009f60" style:rotation-align="none" CellBackColor="40800"/>
    </style:style>
    <style:style style:name="ce224" style:family="table-cell" style:parent-style-name="Default">
      <style:table-cell-properties fo:background-color="#006f90" style:rotation-align="none" CellBackColor="28560"/>
    </style:style>
    <style:style style:name="ce225" style:family="table-cell" style:parent-style-name="Default">
      <style:table-cell-properties fo:background-color="#00956a" style:rotation-align="none" CellBackColor="38250"/>
    </style:style>
    <style:style style:name="ce226" style:family="table-cell" style:parent-style-name="Default">
      <style:table-cell-properties fo:background-color="#00a758" style:rotation-align="none" CellBackColor="42840"/>
    </style:style>
    <style:style style:name="ce227" style:family="table-cell" style:parent-style-name="Default">
      <style:table-cell-properties fo:background-color="#00748b" style:rotation-align="none" CellBackColor="29835"/>
    </style:style>
    <style:style style:name="ce228" style:family="table-cell" style:parent-style-name="Default">
      <style:table-cell-properties fo:background-color="#009b64" style:rotation-align="none" CellBackColor="39780"/>
    </style:style>
    <style:style style:name="ce229" style:family="table-cell" style:parent-style-name="Default">
      <style:table-cell-properties fo:background-color="#00af50" style:rotation-align="none" CellBackColor="44880"/>
    </style:style>
    <style:style style:name="ce230" style:family="table-cell" style:parent-style-name="Default">
      <style:table-cell-properties fo:background-color="#007a85" style:rotation-align="none" CellBackColor="31365"/>
    </style:style>
    <style:style style:name="ce231" style:family="table-cell" style:parent-style-name="Default">
      <style:table-cell-properties fo:background-color="#001ae6" style:rotation-align="none" CellBackColor="6886"/>
    </style:style>
    <style:style style:name="ce232" style:family="table-cell" style:parent-style-name="Default">
      <style:table-cell-properties fo:background-color="#00b748" style:rotation-align="none" CellBackColor="46920"/>
    </style:style>
    <style:style style:name="ce233" style:family="table-cell" style:parent-style-name="Default">
      <style:table-cell-properties fo:background-color="#00a857" style:rotation-align="none" CellBackColor="43095"/>
    </style:style>
    <style:style style:name="ce234" style:family="table-cell" style:parent-style-name="Default">
      <style:table-cell-properties fo:background-color="#0033cc" style:rotation-align="none" CellBackColor="13260"/>
    </style:style>
    <style:style style:name="ce235" style:family="table-cell" style:parent-style-name="Default">
      <style:table-cell-properties fo:background-color="#00bf40" style:rotation-align="none" CellBackColor="48960"/>
    </style:style>
    <style:style style:name="ce236" style:family="table-cell" style:parent-style-name="Default">
      <style:table-cell-properties fo:background-color="#00857a" style:rotation-align="none" CellBackColor="34170"/>
    </style:style>
    <style:style style:name="ce237" style:family="table-cell" style:parent-style-name="Default">
      <style:table-cell-properties fo:background-color="#004db3" style:rotation-align="none" CellBackColor="19891"/>
    </style:style>
    <style:style style:name="ce238" style:family="table-cell" style:parent-style-name="Default">
      <style:table-cell-properties fo:background-color="#00c738" style:rotation-align="none" CellBackColor="51000"/>
    </style:style>
    <style:style style:name="ce239" style:family="table-cell" style:parent-style-name="Default">
      <style:table-cell-properties fo:background-color="#00b44b" style:rotation-align="none" CellBackColor="46155"/>
    </style:style>
    <style:style style:name="ce240" style:family="table-cell" style:parent-style-name="Default">
      <style:table-cell-properties fo:background-color="#006699" style:rotation-align="none" CellBackColor="26265"/>
    </style:style>
    <style:style style:name="ce241" style:family="table-cell" style:parent-style-name="Default">
      <style:table-cell-properties fo:background-color="#0046b9" style:rotation-align="none" CellBackColor="18105"/>
    </style:style>
    <style:style style:name="ce242" style:family="table-cell" style:parent-style-name="Default">
      <style:table-cell-properties fo:background-color="#00cf30" style:rotation-align="none" CellBackColor="53040"/>
    </style:style>
    <style:style style:name="ce243" style:family="table-cell" style:parent-style-name="Default">
      <style:table-cell-properties fo:background-color="#00906f" style:rotation-align="none" CellBackColor="36975"/>
    </style:style>
    <style:style style:name="ce244" style:family="table-cell" style:parent-style-name="Default">
      <style:table-cell-properties fo:background-color="#00bb44" style:rotation-align="none" CellBackColor="47940"/>
    </style:style>
    <style:style style:name="ce245" style:family="table-cell" style:parent-style-name="Default">
      <style:table-cell-properties fo:background-color="#003ac5" style:rotation-align="none" CellBackColor="15045"/>
    </style:style>
    <style:style style:name="ce246" style:family="table-cell" style:parent-style-name="Default">
      <style:table-cell-properties fo:background-color="#00d728" style:rotation-align="none" CellBackColor="55080"/>
    </style:style>
    <style:style style:name="ce247" style:family="table-cell" style:parent-style-name="Default">
      <style:table-cell-properties fo:background-color="#009669" style:rotation-align="none" CellBackColor="38505"/>
    </style:style>
    <style:style style:name="ce248" style:family="table-cell" style:parent-style-name="Default">
      <style:table-cell-properties fo:background-color="#00c13e" style:rotation-align="none" CellBackColor="49470"/>
    </style:style>
    <style:style style:name="ce249" style:family="table-cell" style:parent-style-name="Default">
      <style:table-cell-properties fo:background-color="#009966" style:rotation-align="none" CellBackColor="39270"/>
    </style:style>
    <style:style style:name="ce250" style:family="table-cell" style:parent-style-name="Default">
      <style:table-cell-properties fo:background-color="#002ed1" style:rotation-align="none" CellBackColor="11985"/>
    </style:style>
    <style:style style:name="ce251" style:family="table-cell" style:parent-style-name="Default">
      <style:table-cell-properties fo:background-color="#00df20" style:rotation-align="none" CellBackColor="57120"/>
    </style:style>
    <style:style style:name="ce252" style:family="table-cell" style:parent-style-name="Default">
      <style:table-cell-properties fo:background-color="#00b34d" style:rotation-align="none" CellBackColor="45901"/>
    </style:style>
    <style:style style:name="ce253" style:family="table-cell" style:parent-style-name="Default">
      <style:table-cell-properties fo:background-color="#0023dc" style:rotation-align="none" CellBackColor="9180"/>
    </style:style>
    <style:style style:name="ce254" style:family="table-cell" style:parent-style-name="Default">
      <style:table-cell-properties fo:background-color="#00e718" style:rotation-align="none" CellBackColor="59160"/>
    </style:style>
    <style:style style:name="ce255" style:family="table-cell" style:parent-style-name="Default">
      <style:table-cell-properties fo:background-color="#00a15e" style:rotation-align="none" CellBackColor="41310"/>
    </style:style>
    <style:style style:name="ce256" style:family="table-cell" style:parent-style-name="Default">
      <style:table-cell-properties fo:background-color="#00cd32" style:rotation-align="none" CellBackColor="52530"/>
    </style:style>
    <style:style style:name="ce257" style:family="table-cell" style:parent-style-name="Default">
      <style:table-cell-properties fo:background-color="#00cc33" style:rotation-align="none" CellBackColor="52275"/>
    </style:style>
    <style:style style:name="ce258" style:family="table-cell" style:parent-style-name="Default">
      <style:table-cell-properties fo:background-color="#0017e8" style:rotation-align="none" CellBackColor="6120"/>
    </style:style>
    <style:style style:name="ce259" style:family="table-cell" style:parent-style-name="Default">
      <style:table-cell-properties fo:background-color="#00ef10" style:rotation-align="none" CellBackColor="61200"/>
    </style:style>
    <style:style style:name="ce260" style:family="table-cell" style:parent-style-name="Default">
      <style:table-cell-properties fo:background-color="#00a659" style:rotation-align="none" CellBackColor="42585"/>
    </style:style>
    <style:style style:name="ce261" style:family="table-cell" style:parent-style-name="Default">
      <style:table-cell-properties fo:background-color="#00d32c" style:rotation-align="none" CellBackColor="54060"/>
    </style:style>
    <style:style style:name="ce262" style:family="table-cell" style:parent-style-name="Default">
      <style:table-cell-properties fo:background-color="#00e61a" style:rotation-align="none" CellBackColor="58906"/>
    </style:style>
    <style:style style:name="ce263" style:family="table-cell" style:parent-style-name="Default">
      <style:table-cell-properties fo:background-color="#00f708" style:rotation-align="none" CellBackColor="63240"/>
    </style:style>
    <style:style style:name="ce264" style:family="table-cell" style:parent-style-name="Default">
      <style:table-cell-properties fo:background-color="#00ac53" style:rotation-align="none" CellBackColor="44115"/>
    </style:style>
    <style:style style:name="ce265" style:family="table-cell" style:parent-style-name="Default">
      <style:table-cell-properties fo:background-color="#00da25" style:rotation-align="none" CellBackColor="55845"/>
    </style:style>
    <style:style style:name="ce266" style:family="table-cell" style:parent-style-name="Default">
      <style:table-cell-properties fo:background-color="#00e01f" style:rotation-align="none" CellBackColor="57375"/>
    </style:style>
    <style:style style:name="ce267" style:family="table-cell" style:parent-style-name="Default">
      <style:table-cell-properties fo:background-color="#00e619" style:rotation-align="none" CellBackColor="58905"/>
    </style:style>
    <style:style style:name="ce268" style:family="table-cell" style:parent-style-name="Default">
      <style:table-cell-properties fo:background-color="#00bc43" style:rotation-align="none" CellBackColor="48195"/>
    </style:style>
    <style:style style:name="ce269" style:family="table-cell" style:parent-style-name="Default">
      <style:table-cell-properties fo:background-color="#00ec13" style:rotation-align="none" CellBackColor="60435"/>
    </style:style>
    <style:style style:name="ce270" style:family="table-cell" style:parent-style-name="Default">
      <style:table-cell-properties fo:background-color="#00c23d" style:rotation-align="none" CellBackColor="49725"/>
    </style:style>
    <style:style style:name="ce271" style:family="table-cell" style:parent-style-name="Default">
      <style:table-cell-properties fo:background-color="#00c837" style:rotation-align="none" CellBackColor="51255"/>
    </style:style>
    <style:style style:name="ce272" style:family="table-cell" style:parent-style-name="Default">
      <style:table-cell-properties fo:background-color="#00f906" style:rotation-align="none" CellBackColor="63750"/>
    </style:style>
    <style:style style:name="ce273" style:family="table-cell" style:parent-style-name="Default">
      <style:table-cell-properties fo:background-color="#002bd5" style:rotation-align="none" CellBackColor="11221"/>
    </style:style>
    <style:style style:name="ce274" style:family="table-cell" style:parent-style-name="Default">
      <style:table-cell-properties fo:background-color="#00d52b" style:rotation-align="none" CellBackColor="54571"/>
    </style:style>
    <style:style style:name="ce275" style:family="table-cell" style:parent-style-name="Default">
      <style:table-cell-properties fo:background-color="#000df2" style:rotation-align="none" CellBackColor="3570"/>
    </style:style>
    <style:style style:name="ce276" style:family="table-cell" style:parent-style-name="Default">
      <style:table-cell-properties fo:background-color="#001be4" style:rotation-align="none" CellBackColor="7140"/>
    </style:style>
    <style:style style:name="ce277" style:family="table-cell" style:parent-style-name="Default">
      <style:table-cell-properties fo:background-color="#00de21" style:rotation-align="none" CellBackColor="56865"/>
    </style:style>
    <style:style style:name="ce278" style:family="table-cell" style:parent-style-name="Default">
      <style:table-cell-properties fo:background-color="#0036c9" style:rotation-align="none" CellBackColor="14025"/>
    </style:style>
    <style:style style:name="ce279" style:family="table-cell" style:parent-style-name="Default">
      <style:table-cell-properties fo:background-color="#00e916" style:rotation-align="none" CellBackColor="59670"/>
    </style:style>
    <style:style style:name="ce280" style:family="table-cell" style:parent-style-name="Default">
      <style:table-cell-properties fo:background-color="#00ee11" style:rotation-align="none" CellBackColor="60945"/>
    </style:style>
    <style:style style:name="ce281" style:family="table-cell" style:parent-style-name="Default">
      <style:table-cell-properties fo:background-color="#00f40b" style:rotation-align="none" CellBackColor="62475"/>
    </style:style>
    <style:style style:name="ce282" style:family="table-cell" style:parent-style-name="Default">
      <style:table-cell-properties fo:background-color="#0024db" style:rotation-align="none" CellBackColor="9435"/>
    </style:style>
    <style:style style:name="ce283" style:family="table-cell" style:parent-style-name="Default">
      <style:table-cell-properties fo:background-color="#0049b6" style:rotation-align="none" CellBackColor="18870"/>
    </style:style>
    <style:style style:name="ce284" style:family="table-cell" style:parent-style-name="Default">
      <style:table-cell-properties fo:background-color="#006b94" style:rotation-align="none" CellBackColor="27540"/>
    </style:style>
    <style:style style:name="ce285" style:family="table-cell" style:parent-style-name="Default">
      <style:table-cell-properties fo:background-color="#00f10e" style:rotation-align="none" CellBackColor="61710"/>
    </style:style>
    <style:style style:name="ce286" style:family="table-cell" style:parent-style-name="Default">
      <style:table-cell-properties fo:background-color="#006d92" style:rotation-align="none" CellBackColor="28050"/>
    </style:style>
    <style:style style:name="ce287" style:family="table-cell" style:parent-style-name="Default">
      <style:table-cell-properties fo:background-color="#007986" style:rotation-align="none" CellBackColor="31110"/>
    </style:style>
    <style:style style:name="ce288" style:family="table-cell" style:parent-style-name="Default">
      <style:table-cell-properties fo:background-color="#00f50a" style:rotation-align="none" CellBackColor="62730"/>
    </style:style>
    <style:style style:name="ce289" style:family="table-cell" style:parent-style-name="Default">
      <style:table-cell-properties fo:background-color="#00926d" style:rotation-align="none" CellBackColor="37485"/>
    </style:style>
    <style:style style:name="ce290" style:family="table-cell" style:parent-style-name="Default">
      <style:table-cell-properties fo:background-color="#008679" style:rotation-align="none" CellBackColor="34425"/>
    </style:style>
    <style:style style:name="ce291" style:family="table-cell" style:parent-style-name="Default">
      <style:table-cell-properties fo:background-color="#00fa05" style:rotation-align="none" CellBackColor="64005"/>
    </style:style>
    <style:style style:name="ce292" style:family="table-cell" style:parent-style-name="Default">
      <style:table-cell-properties fo:background-color="#00b649" style:rotation-align="none" CellBackColor="46665"/>
    </style:style>
    <style:style style:name="ce293" style:family="table-cell" style:parent-style-name="Default">
      <style:table-cell-properties fo:background-color="#00946b" style:rotation-align="none" CellBackColor="37995"/>
    </style:style>
    <style:style style:name="ce294" style:family="table-cell" style:parent-style-name="Default">
      <style:table-cell-properties fo:background-color="#00db24" style:rotation-align="none" CellBackColor="56100"/>
    </style:style>
    <style:style style:name="ce295" style:family="table-cell" style:parent-style-name="Default">
      <style:table-cell-properties fo:background-color="#00c936" style:rotation-align="none" CellBackColor="51510"/>
    </style:style>
    <style:style style:name="ce296" style:family="table-cell" style:parent-style-name="Default">
      <style:table-cell-properties fo:background-color="#00e41b" style:rotation-align="none" CellBackColor="58395"/>
    </style:style>
    <style:style style:name="ce297" style:family="table-cell" style:parent-style-name="Default">
      <style:table-cell-properties fo:background-color="#00f20d" style:rotation-align="none" CellBackColor="61965"/>
    </style:style>
    <style:style style:name="ce593" style:family="table-cell" style:parent-style-name="Default">
      <style:table-cell-properties fo:background-color="#ffffff" style:rotation-align="none" CellBackColor="1677721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CellBackColor="1677721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59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CellBackColor="1677721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597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CellBackColor="25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59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CellBackColor="1677721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59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CellBackColor="1677721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60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CellBackColor="1677721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601" style:family="table-cell" style:parent-style-name="Default">
      <style:table-cell-properties fo:background-color="#000cf3" style:diagonal-bl-tr="none" style:diagonal-tl-br="none" style:text-align-source="fix" style:repeat-content="false" fo:wrap-option="no-wrap" fo:border="none" style:direction="ltr" style:rotation-angle="0" style:rotation-align="none" style:shrink-to-fit="false" CellBackColor="331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60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ellBackColor="1677721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603" style:family="table-cell" style:parent-style-name="Default">
      <style:table-cell-properties fo:background-color="#0018e7" style:diagonal-bl-tr="none" style:diagonal-tl-br="none" style:text-align-source="fix" style:repeat-content="false" fo:wrap-option="no-wrap" fo:border="none" style:direction="ltr" style:rotation-angle="0" style:rotation-align="none" style:shrink-to-fit="false" CellBackColor="637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604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CellBackColor="1677721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ellBackColor="1677721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fo:background-color="#0024db" style:diagonal-bl-tr="none" style:diagonal-tl-br="none" style:text-align-source="fix" style:repeat-content="false" fo:wrap-option="no-wrap" fo:border="none" style:direction="ltr" style:rotation-angle="0" style:rotation-align="none" style:shrink-to-fit="false" CellBackColor="943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60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CellBackColor="1677721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60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CellBackColor="1677721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609" style:family="table-cell" style:parent-style-name="Default">
      <style:table-cell-properties fo:border-bottom="none" fo:background-color="#0031c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CellBackColor="1275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61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CellBackColor="1677721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611" style:family="table-cell" style:parent-style-name="Default">
      <style:table-cell-properties fo:background-color="#001ce3" style:rotation-align="none" CellBackColor="739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fo:background-color="#0000ff" style:rotation-align="none" CellBackColor="25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fo:background-color="#003dc2" style:rotation-align="none" CellBackColor="1581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fo:background-color="#00718e" style:rotation-align="none" CellBackColor="2907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fo:background-color="#0055aa" style:rotation-align="none" CellBackColor="2193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fo:background-color="#0039c6" style:rotation-align="none" CellBackColor="1479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fo:background-color="#0049b6" style:rotation-align="none" CellBackColor="1887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fo:background-color="#00c639" style:rotation-align="none" CellBackColor="5074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fo:background-color="#00aa55" style:rotation-align="none" CellBackColor="4360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fo:background-color="#008e71" style:rotation-align="none" CellBackColor="3646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fo:background-color="#00ff00" style:rotation-align="none" CellBackColor="6528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fo:background-color="#00e31c" style:rotation-align="none" CellBackColor="5814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fo:background-color="#00619e" style:rotation-align="none" CellBackColor="2499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fo:background-color="#006d92" style:rotation-align="none" CellBackColor="2805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fo:background-color="#007986" style:rotation-align="none" CellBackColor="3111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fo:background-color="#008679" style:rotation-align="none" CellBackColor="3442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>
      <style:table-cell-properties fo:background-color="#00926d" style:rotation-align="none" CellBackColor="3748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>
      <style:table-cell-properties fo:background-color="#009e61" style:rotation-align="none" CellBackColor="4054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fo:background-color="#0006f9" style:rotation-align="none" CellBackColor="178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fo:background-color="#000df2" style:rotation-align="none" CellBackColor="357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fo:background-color="#00b649" style:rotation-align="none" CellBackColor="4666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fo:background-color="#000cf3" style:rotation-align="none" CellBackColor="331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fo:background-color="#001be4" style:rotation-align="none" CellBackColor="714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>
      <style:table-cell-properties fo:background-color="#00c23d" style:rotation-align="none" CellBackColor="4972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fo:background-color="#0013ec" style:rotation-align="none" CellBackColor="510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>
      <style:table-cell-properties fo:background-color="#0028d7" style:rotation-align="none" CellBackColor="1045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fo:background-color="#00ce31" style:rotation-align="none" CellBackColor="5278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fo:background-color="#0019e6" style:rotation-align="none" CellBackColor="663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fo:background-color="#0036c9" style:rotation-align="none" CellBackColor="1402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fo:background-color="#00db24" style:rotation-align="none" CellBackColor="5610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>
      <style:table-cell-properties fo:background-color="#001fe0" style:rotation-align="none" CellBackColor="816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>
      <style:table-cell-properties fo:background-color="#0043bc" style:rotation-align="none" CellBackColor="1734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fo:background-color="#00e718" style:rotation-align="none" CellBackColor="5916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fo:background-color="#000bf4" style:rotation-align="none" CellBackColor="306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fo:background-color="#0025da" style:rotation-align="none" CellBackColor="969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>
      <style:table-cell-properties fo:background-color="#0051ae" style:rotation-align="none" CellBackColor="2091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fo:background-color="#00f30c" style:rotation-align="none" CellBackColor="6222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fo:background-color="#0011ee" style:rotation-align="none" CellBackColor="459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fo:background-color="#002cd3" style:rotation-align="none" CellBackColor="1147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fo:background-color="#005ea1" style:rotation-align="none" CellBackColor="2422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>
      <style:table-cell-properties fo:background-color="#0016e9" style:rotation-align="none" CellBackColor="586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fo:background-color="#0032cd" style:rotation-align="none" CellBackColor="1300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fo:background-color="#006b94" style:rotation-align="none" CellBackColor="2754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fo:background-color="#0038c7" style:rotation-align="none" CellBackColor="1453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fo:background-color="#0021de" style:rotation-align="none" CellBackColor="867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fo:background-color="#003ec1" style:rotation-align="none" CellBackColor="1606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fo:background-color="#0027d8" style:rotation-align="none" CellBackColor="1020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fo:background-color="#0044bb" style:rotation-align="none" CellBackColor="1759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fo:background-color="#00946b" style:rotation-align="none" CellBackColor="3799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fo:background-color="#004bb4" style:rotation-align="none" CellBackColor="1938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fo:background-color="#00a15e" style:rotation-align="none" CellBackColor="4131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fo:background-color="#00ae51" style:rotation-align="none" CellBackColor="4462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fo:background-color="#0037c8" style:rotation-align="none" CellBackColor="1428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fo:background-color="#0057a8" style:rotation-align="none" CellBackColor="2244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>
      <style:table-cell-properties fo:background-color="#00bc43" style:rotation-align="none" CellBackColor="4819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fo:background-color="#005da2" style:rotation-align="none" CellBackColor="2397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fo:background-color="#00c936" style:rotation-align="none" CellBackColor="5151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>
      <style:table-cell-properties fo:background-color="#00649b" style:rotation-align="none" CellBackColor="2575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fo:background-color="#00d728" style:rotation-align="none" CellBackColor="5508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fo:background-color="#0048b7" style:rotation-align="none" CellBackColor="1861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>
      <style:table-cell-properties fo:background-color="#006a95" style:rotation-align="none" CellBackColor="2728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fo:background-color="#00e41b" style:rotation-align="none" CellBackColor="5839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>
      <style:table-cell-properties fo:background-color="#004eb1" style:rotation-align="none" CellBackColor="2014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>
      <style:table-cell-properties fo:background-color="#00708f" style:rotation-align="none" CellBackColor="2881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fo:background-color="#00f20d" style:rotation-align="none" CellBackColor="6196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fo:background-color="#0053ac" style:rotation-align="none" CellBackColor="2142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fo:background-color="#007689" style:rotation-align="none" CellBackColor="3034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fo:background-color="#0059a6" style:rotation-align="none" CellBackColor="2295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fo:background-color="#007c83" style:rotation-align="none" CellBackColor="3187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>
      <style:table-cell-properties fo:background-color="#00837c" style:rotation-align="none" CellBackColor="3366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fo:background-color="#008976" style:rotation-align="none" CellBackColor="3519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>
      <style:table-cell-properties fo:background-color="#006996" style:rotation-align="none" CellBackColor="2703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>
      <style:table-cell-properties fo:background-color="#008f70" style:rotation-align="none" CellBackColor="3672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fo:background-color="#006f90" style:rotation-align="none" CellBackColor="2856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>
      <style:table-cell-properties fo:background-color="#00956a" style:rotation-align="none" CellBackColor="3825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>
      <style:table-cell-properties fo:background-color="#00748b" style:rotation-align="none" CellBackColor="2983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fo:background-color="#009b64" style:rotation-align="none" CellBackColor="3978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fo:background-color="#007a85" style:rotation-align="none" CellBackColor="3136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fo:background-color="#00a25d" style:rotation-align="none" CellBackColor="4156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fo:background-color="#001ae6" style:rotation-align="none" CellBackColor="6886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able-cell-properties fo:background-color="#008080" style:rotation-align="none" CellBackColor="32896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fo:background-color="#00a857" style:rotation-align="none" CellBackColor="4309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>
      <style:table-cell-properties fo:background-color="#0033cc" style:rotation-align="none" CellBackColor="1326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>
      <style:table-cell-properties fo:background-color="#00857a" style:rotation-align="none" CellBackColor="3417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fo:background-color="#004db3" style:rotation-align="none" CellBackColor="19891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fo:background-color="#008b74" style:rotation-align="none" CellBackColor="3570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able-cell-properties fo:background-color="#00b44b" style:rotation-align="none" CellBackColor="4615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fo:background-color="#006699" style:rotation-align="none" CellBackColor="2626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fo:background-color="#00906f" style:rotation-align="none" CellBackColor="3697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>
      <style:table-cell-properties fo:background-color="#00bb44" style:rotation-align="none" CellBackColor="4794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>
      <style:table-cell-properties fo:background-color="#009669" style:rotation-align="none" CellBackColor="3850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fo:background-color="#00c13e" style:rotation-align="none" CellBackColor="4947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>
      <style:table-cell-properties fo:background-color="#009966" style:rotation-align="none" CellBackColor="3927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>
      <style:table-cell-properties fo:background-color="#00c738" style:rotation-align="none" CellBackColor="5100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fo:background-color="#00b34d" style:rotation-align="none" CellBackColor="45901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fo:background-color="#00cd32" style:rotation-align="none" CellBackColor="5253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>
      <style:table-cell-properties fo:background-color="#00cc33" style:rotation-align="none" CellBackColor="5227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fo:background-color="#00a659" style:rotation-align="none" CellBackColor="4258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fo:background-color="#00d32c" style:rotation-align="none" CellBackColor="5406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fo:background-color="#00e61a" style:rotation-align="none" CellBackColor="58906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>
      <style:table-cell-properties fo:background-color="#00ac53" style:rotation-align="none" CellBackColor="4411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fo:background-color="#00da25" style:rotation-align="none" CellBackColor="5584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>
      <style:table-cell-properties fo:background-color="#00b14e" style:rotation-align="none" CellBackColor="4539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>
      <style:table-cell-properties fo:background-color="#00e01f" style:rotation-align="none" CellBackColor="5737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fo:background-color="#00b748" style:rotation-align="none" CellBackColor="4692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able-cell-properties fo:background-color="#00e619" style:rotation-align="none" CellBackColor="5890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fo:background-color="#00ec13" style:rotation-align="none" CellBackColor="6043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fo:background-color="#00c837" style:rotation-align="none" CellBackColor="5125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>
      <style:table-cell-properties fo:background-color="#00f906" style:rotation-align="none" CellBackColor="6375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fo:background-color="#00d827" style:rotation-align="none" CellBackColor="5533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>
      <style:table-cell-properties fo:background-color="#00de21" style:rotation-align="none" CellBackColor="5686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>
      <style:table-cell-properties fo:background-color="#00e916" style:rotation-align="none" CellBackColor="59670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>
      <style:table-cell-properties fo:background-color="#00ee11" style:rotation-align="none" CellBackColor="6094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fo:background-color="#00f40b" style:rotation-align="none" CellBackColor="6247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able-cell-properties fo:background-color="#0024db" style:rotation-align="none" CellBackColor="9435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>
      <style:table-cell-properties fo:background-color="transparent" style:rotation-align="none"/>
    </style:style>
    <style:style style:name="ce727" style:family="table-cell" style:parent-style-name="Default">
      <style:table-cell-properties fo:border-bottom="none" style:diagonal-bl-tr="none" style:diagonal-tl-br="none" fo:background-color="transparent" fo:border-left="1.76pt solid #000000" fo:border-right="none" style:rotation-align="none" fo:border-top="1.76pt solid #000000"/>
    </style:style>
    <style:style style:name="ce728" style:family="table-cell" style:parent-style-name="Default">
      <style:table-cell-properties fo:border-bottom="none" style:diagonal-bl-tr="none" style:diagonal-tl-br="none" fo:background-color="transparent" fo:border-left="1.76pt solid #000000" fo:border-right="none" style:rotation-align="none" fo:border-top="none"/>
    </style:style>
    <style:style style:name="ce729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none" style:rotation-align="none" fo:border-top="none"/>
    </style:style>
    <style:style style:name="ce730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76pt solid #000000"/>
    </style:style>
    <style:style style:name="ce73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732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none"/>
    </style:style>
    <style:style style:name="ce733" style:family="table-cell" style:parent-style-name="Default">
      <style:table-cell-properties fo:border-bottom="none" style:diagonal-bl-tr="none" style:diagonal-tl-br="none" fo:background-color="transparent" fo:border-left="none" fo:border-right="1.76pt solid #000000" style:rotation-align="none" fo:border-top="1.76pt solid #000000"/>
    </style:style>
    <style:style style:name="ce734" style:family="table-cell" style:parent-style-name="Default">
      <style:table-cell-properties fo:border-bottom="none" style:diagonal-bl-tr="none" style:diagonal-tl-br="none" fo:background-color="transparent" fo:border-left="none" fo:border-right="1.76pt solid #000000" style:rotation-align="none" fo:border-top="none"/>
    </style:style>
    <style:style style:name="ce735" style:family="table-cell" style:parent-style-name="Default">
      <style:table-cell-properties fo:border-bottom="1.76pt solid #000000" style:diagonal-bl-tr="none" style:diagonal-tl-br="none" fo:background-color="transparent" fo:border-left="none" fo:border-right="1.76pt solid #000000" style:rotation-align="none" fo:border-top="none"/>
    </style:style>
    <style:style style:name="ce736" style:family="table-cell" style:parent-style-name="Default">
      <style:table-cell-properties fo:background-color="#00ff00" style:rotation-align="none" CellBackColor="65280"/>
    </style:style>
    <style:style style:name="ce737" style:family="table-cell" style:parent-style-name="Default">
      <style:table-cell-properties fo:background-color="#00eb14" style:rotation-align="none" CellBackColor="60180"/>
    </style:style>
    <style:style style:name="ce738" style:family="table-cell" style:parent-style-name="Default">
      <style:table-cell-properties fo:background-color="#00d827" style:rotation-align="none" CellBackColor="55335"/>
    </style:style>
    <style:style style:name="ce739" style:family="table-cell" style:parent-style-name="Default">
      <style:table-cell-properties fo:background-color="#00c43b" style:rotation-align="none" CellBackColor="50235"/>
    </style:style>
    <style:style style:name="ce740" style:family="table-cell" style:parent-style-name="Default">
      <style:table-cell-properties fo:background-color="#0000ff" style:rotation-align="none" CellBackColor="255"/>
    </style:style>
    <style:style style:name="ce741" style:family="table-cell" style:parent-style-name="Default">
      <style:table-cell-properties fo:background-color="#00b14e" style:rotation-align="none" CellBackColor="45390"/>
    </style:style>
    <style:style style:name="ce742" style:family="table-cell" style:parent-style-name="Default">
      <style:table-cell-properties fo:background-color="#0006f9" style:rotation-align="none" CellBackColor="1785"/>
    </style:style>
    <style:style style:name="ce743" style:family="table-cell" style:parent-style-name="Default">
      <style:table-cell-properties fo:background-color="#009d62" style:rotation-align="none" CellBackColor="40290"/>
    </style:style>
    <style:style style:name="ce744" style:family="table-cell" style:parent-style-name="Default">
      <style:table-cell-properties fo:background-color="#000cf3" style:rotation-align="none" CellBackColor="3315"/>
    </style:style>
    <style:style style:name="ce745" style:family="table-cell" style:parent-style-name="Default">
      <style:table-cell-properties fo:background-color="#008976" style:rotation-align="none" CellBackColor="35190"/>
    </style:style>
    <style:style style:name="ce746" style:family="table-cell" style:parent-style-name="Default">
      <style:table-cell-properties fo:background-color="#00e31c" style:rotation-align="none" CellBackColor="58140"/>
    </style:style>
    <style:style style:name="ce747" style:family="table-cell" style:parent-style-name="Default">
      <style:table-cell-properties fo:background-color="#0013ec" style:rotation-align="none" CellBackColor="5100"/>
    </style:style>
    <style:style style:name="ce748" style:family="table-cell" style:parent-style-name="Default">
      <style:table-cell-properties fo:background-color="#007689" style:rotation-align="none" CellBackColor="30345"/>
    </style:style>
    <style:style style:name="ce749" style:family="table-cell" style:parent-style-name="Default">
      <style:table-cell-properties fo:background-color="#00c639" style:rotation-align="none" CellBackColor="50745"/>
    </style:style>
    <style:style style:name="ce750" style:family="table-cell" style:parent-style-name="Default">
      <style:table-cell-properties fo:background-color="#0019e6" style:rotation-align="none" CellBackColor="6630"/>
    </style:style>
    <style:style style:name="ce751" style:family="table-cell" style:parent-style-name="Default">
      <style:table-cell-properties fo:background-color="#00629d" style:rotation-align="none" CellBackColor="25245"/>
    </style:style>
    <style:style style:name="ce752" style:family="table-cell" style:parent-style-name="Default">
      <style:table-cell-properties fo:background-color="#00aa55" style:rotation-align="none" CellBackColor="43605"/>
    </style:style>
    <style:style style:name="ce753" style:family="table-cell" style:parent-style-name="Default">
      <style:table-cell-properties fo:background-color="#0008f7" style:rotation-align="none" CellBackColor="2295"/>
    </style:style>
    <style:style style:name="ce754" style:family="table-cell" style:parent-style-name="Default">
      <style:table-cell-properties fo:background-color="#001fe0" style:rotation-align="none" CellBackColor="8160"/>
    </style:style>
    <style:style style:name="ce755" style:family="table-cell" style:parent-style-name="Default">
      <style:table-cell-properties fo:background-color="#004eb1" style:rotation-align="none" CellBackColor="20145"/>
    </style:style>
    <style:style style:name="ce756" style:family="table-cell" style:parent-style-name="Default">
      <style:table-cell-properties fo:background-color="#008e71" style:rotation-align="none" CellBackColor="36465"/>
    </style:style>
    <style:style style:name="ce757" style:family="table-cell" style:parent-style-name="Default">
      <style:table-cell-properties fo:background-color="#0010ef" style:rotation-align="none" CellBackColor="4335"/>
    </style:style>
    <style:style style:name="ce758" style:family="table-cell" style:parent-style-name="Default">
      <style:table-cell-properties fo:background-color="#000bf4" style:rotation-align="none" CellBackColor="3060"/>
    </style:style>
    <style:style style:name="ce759" style:family="table-cell" style:parent-style-name="Default">
      <style:table-cell-properties fo:background-color="#0025da" style:rotation-align="none" CellBackColor="9690"/>
    </style:style>
    <style:style style:name="ce760" style:family="table-cell" style:parent-style-name="Default">
      <style:table-cell-properties fo:background-color="#003bc4" style:rotation-align="none" CellBackColor="15300"/>
    </style:style>
    <style:style style:name="ce761" style:family="table-cell" style:parent-style-name="Default">
      <style:table-cell-properties fo:background-color="#00718e" style:rotation-align="none" CellBackColor="29070"/>
    </style:style>
    <style:style style:name="ce762" style:family="table-cell" style:parent-style-name="Default">
      <style:table-cell-properties fo:background-color="#0018e7" style:rotation-align="none" CellBackColor="6375"/>
    </style:style>
    <style:style style:name="ce763" style:family="table-cell" style:parent-style-name="Default">
      <style:table-cell-properties fo:background-color="#0011ee" style:rotation-align="none" CellBackColor="4590"/>
    </style:style>
    <style:style style:name="ce764" style:family="table-cell" style:parent-style-name="Default">
      <style:table-cell-properties fo:background-color="#002cd3" style:rotation-align="none" CellBackColor="11475"/>
    </style:style>
    <style:style style:name="ce765" style:family="table-cell" style:parent-style-name="Default">
      <style:table-cell-properties fo:background-color="#0027d8" style:rotation-align="none" CellBackColor="10200"/>
    </style:style>
    <style:style style:name="ce766" style:family="table-cell" style:parent-style-name="Default">
      <style:table-cell-properties fo:background-color="#0055aa" style:rotation-align="none" CellBackColor="21930"/>
    </style:style>
    <style:style style:name="ce767" style:family="table-cell" style:parent-style-name="Default">
      <style:table-cell-properties fo:background-color="#0020df" style:rotation-align="none" CellBackColor="8415"/>
    </style:style>
    <style:style style:name="ce768" style:family="table-cell" style:parent-style-name="Default">
      <style:table-cell-properties fo:background-color="#0016e9" style:rotation-align="none" CellBackColor="5865"/>
    </style:style>
    <style:style style:name="ce769" style:family="table-cell" style:parent-style-name="Default">
      <style:table-cell-properties fo:background-color="#0032cd" style:rotation-align="none" CellBackColor="13005"/>
    </style:style>
    <style:style style:name="ce770" style:family="table-cell" style:parent-style-name="Default">
      <style:table-cell-properties fo:background-color="#0014eb" style:rotation-align="none" CellBackColor="5355"/>
    </style:style>
    <style:style style:name="ce771" style:family="table-cell" style:parent-style-name="Default">
      <style:table-cell-properties fo:background-color="#0039c6" style:rotation-align="none" CellBackColor="14790"/>
    </style:style>
    <style:style style:name="ce772" style:family="table-cell" style:parent-style-name="Default">
      <style:table-cell-properties fo:background-color="#0028d7" style:rotation-align="none" CellBackColor="10455"/>
    </style:style>
    <style:style style:name="ce773" style:family="table-cell" style:parent-style-name="Default">
      <style:table-cell-properties fo:background-color="#001ce3" style:rotation-align="none" CellBackColor="7395"/>
    </style:style>
    <style:style style:name="ce774" style:family="table-cell" style:parent-style-name="Default">
      <style:table-cell-properties fo:background-color="#0038c7" style:rotation-align="none" CellBackColor="14535"/>
    </style:style>
    <style:style style:name="ce775" style:family="table-cell" style:parent-style-name="Default">
      <style:table-cell-properties fo:background-color="#0030cf" style:rotation-align="none" CellBackColor="12495"/>
    </style:style>
    <style:style style:name="ce776" style:family="table-cell" style:parent-style-name="Default">
      <style:table-cell-properties fo:background-color="#0021de" style:rotation-align="none" CellBackColor="8670"/>
    </style:style>
    <style:style style:name="ce777" style:family="table-cell" style:parent-style-name="Default">
      <style:table-cell-properties fo:background-color="#003ec1" style:rotation-align="none" CellBackColor="16065"/>
    </style:style>
    <style:style style:name="ce778" style:family="table-cell" style:parent-style-name="Default">
      <style:table-cell-properties fo:background-color="#0044bb" style:rotation-align="none" CellBackColor="17595"/>
    </style:style>
    <style:style style:name="ce779" style:family="table-cell" style:parent-style-name="Default">
      <style:table-cell-properties fo:background-color="#0040bf" style:rotation-align="none" CellBackColor="16575"/>
    </style:style>
    <style:style style:name="ce780" style:family="table-cell" style:parent-style-name="Default">
      <style:table-cell-properties fo:background-color="#004bb4" style:rotation-align="none" CellBackColor="19380"/>
    </style:style>
    <style:style style:name="ce781" style:family="table-cell" style:parent-style-name="Default">
      <style:table-cell-properties fo:background-color="#0048b7" style:rotation-align="none" CellBackColor="18615"/>
    </style:style>
    <style:style style:name="ce782" style:family="table-cell" style:parent-style-name="Default">
      <style:table-cell-properties fo:background-color="#0051ae" style:rotation-align="none" CellBackColor="20910"/>
    </style:style>
    <style:style style:name="ce783" style:family="table-cell" style:parent-style-name="Default">
      <style:table-cell-properties fo:background-color="#0050af" style:rotation-align="none" CellBackColor="20655"/>
    </style:style>
    <style:style style:name="ce784" style:family="table-cell" style:parent-style-name="Default">
      <style:table-cell-properties fo:background-color="#0037c8" style:rotation-align="none" CellBackColor="14280"/>
    </style:style>
    <style:style style:name="ce785" style:family="table-cell" style:parent-style-name="Default">
      <style:table-cell-properties fo:background-color="#0057a8" style:rotation-align="none" CellBackColor="22440"/>
    </style:style>
    <style:style style:name="ce786" style:family="table-cell" style:parent-style-name="Default">
      <style:table-cell-properties fo:background-color="#00f30c" style:rotation-align="none" CellBackColor="62220"/>
    </style:style>
    <style:style style:name="ce787" style:family="table-cell" style:parent-style-name="Default">
      <style:table-cell-properties fo:background-color="#0058a7" style:rotation-align="none" CellBackColor="22695"/>
    </style:style>
    <style:style style:name="ce788" style:family="table-cell" style:parent-style-name="Default">
      <style:table-cell-properties fo:background-color="#003dc2" style:rotation-align="none" CellBackColor="15810"/>
    </style:style>
    <style:style style:name="ce789" style:family="table-cell" style:parent-style-name="Default">
      <style:table-cell-properties fo:background-color="#005da2" style:rotation-align="none" CellBackColor="23970"/>
    </style:style>
    <style:style style:name="ce790" style:family="table-cell" style:parent-style-name="Default">
      <style:table-cell-properties fo:background-color="#00e817" style:rotation-align="none" CellBackColor="59415"/>
    </style:style>
    <style:style style:name="ce791" style:family="table-cell" style:parent-style-name="Default">
      <style:table-cell-properties fo:background-color="#00609f" style:rotation-align="none" CellBackColor="24735"/>
    </style:style>
    <style:style style:name="ce792" style:family="table-cell" style:parent-style-name="Default">
      <style:table-cell-properties fo:background-color="#0043bc" style:rotation-align="none" CellBackColor="17340"/>
    </style:style>
    <style:style style:name="ce793" style:family="table-cell" style:parent-style-name="Default">
      <style:table-cell-properties fo:background-color="#00649b" style:rotation-align="none" CellBackColor="25755"/>
    </style:style>
    <style:style style:name="ce794" style:family="table-cell" style:parent-style-name="Default">
      <style:table-cell-properties fo:background-color="#00dc23" style:rotation-align="none" CellBackColor="56355"/>
    </style:style>
    <style:style style:name="ce795" style:family="table-cell" style:parent-style-name="Default">
      <style:table-cell-properties fo:background-color="#006897" style:rotation-align="none" CellBackColor="26775"/>
    </style:style>
    <style:style style:name="ce796" style:family="table-cell" style:parent-style-name="Default">
      <style:table-cell-properties fo:background-color="#006a95" style:rotation-align="none" CellBackColor="27285"/>
    </style:style>
    <style:style style:name="ce797" style:family="table-cell" style:parent-style-name="Default">
      <style:table-cell-properties fo:background-color="#00d12e" style:rotation-align="none" CellBackColor="53550"/>
    </style:style>
    <style:style style:name="ce798" style:family="table-cell" style:parent-style-name="Default">
      <style:table-cell-properties fo:background-color="#00708f" style:rotation-align="none" CellBackColor="28815"/>
    </style:style>
    <style:style style:name="ce799" style:family="table-cell" style:parent-style-name="Default">
      <style:table-cell-properties fo:background-color="#00c53a" style:rotation-align="none" CellBackColor="50490"/>
    </style:style>
    <style:style style:name="ce800" style:family="table-cell" style:parent-style-name="Default">
      <style:table-cell-properties fo:background-color="#007887" style:rotation-align="none" CellBackColor="30855"/>
    </style:style>
    <style:style style:name="ce801" style:family="table-cell" style:parent-style-name="Default">
      <style:table-cell-properties fo:background-color="#0053ac" style:rotation-align="none" CellBackColor="21420"/>
    </style:style>
    <style:style style:name="ce802" style:family="table-cell" style:parent-style-name="Default">
      <style:table-cell-properties fo:background-color="#00b946" style:rotation-align="none" CellBackColor="47430"/>
    </style:style>
    <style:style style:name="ce803" style:family="table-cell" style:parent-style-name="Default">
      <style:table-cell-properties fo:background-color="#008080" style:rotation-align="none" CellBackColor="32896"/>
    </style:style>
    <style:style style:name="ce804" style:family="table-cell" style:parent-style-name="Default">
      <style:table-cell-properties fo:background-color="#0059a6" style:rotation-align="none" CellBackColor="22950"/>
    </style:style>
    <style:style style:name="ce805" style:family="table-cell" style:parent-style-name="Default">
      <style:table-cell-properties fo:background-color="#007c83" style:rotation-align="none" CellBackColor="31875"/>
    </style:style>
    <style:style style:name="ce806" style:family="table-cell" style:parent-style-name="Default">
      <style:table-cell-properties fo:background-color="#00ae51" style:rotation-align="none" CellBackColor="44625"/>
    </style:style>
    <style:style style:name="ce807" style:family="table-cell" style:parent-style-name="Default">
      <style:table-cell-properties fo:background-color="#008778" style:rotation-align="none" CellBackColor="34680"/>
    </style:style>
    <style:style style:name="ce808" style:family="table-cell" style:parent-style-name="Default">
      <style:table-cell-properties fo:background-color="#005ea1" style:rotation-align="none" CellBackColor="24225"/>
    </style:style>
    <style:style style:name="ce809" style:family="table-cell" style:parent-style-name="Default">
      <style:table-cell-properties fo:background-color="#00837c" style:rotation-align="none" CellBackColor="33660"/>
    </style:style>
    <style:style style:name="ce810" style:family="table-cell" style:parent-style-name="Default">
      <style:table-cell-properties fo:background-color="#00a25d" style:rotation-align="none" CellBackColor="41565"/>
    </style:style>
    <style:style style:name="ce811" style:family="table-cell" style:parent-style-name="Default">
      <style:table-cell-properties fo:background-color="#008f70" style:rotation-align="none" CellBackColor="36720"/>
    </style:style>
    <style:style style:name="ce812" style:family="table-cell" style:parent-style-name="Default">
      <style:table-cell-properties fo:background-color="#009768" style:rotation-align="none" CellBackColor="38760"/>
    </style:style>
    <style:style style:name="ce813" style:family="table-cell" style:parent-style-name="Default">
      <style:table-cell-properties fo:background-color="#006996" style:rotation-align="none" CellBackColor="27030"/>
    </style:style>
    <style:style style:name="ce814" style:family="table-cell" style:parent-style-name="Default">
      <style:table-cell-properties fo:background-color="#008b74" style:rotation-align="none" CellBackColor="35700"/>
    </style:style>
    <style:style style:name="ce815" style:family="table-cell" style:parent-style-name="Default">
      <style:table-cell-properties fo:background-color="#009f60" style:rotation-align="none" CellBackColor="40800"/>
    </style:style>
    <style:style style:name="ce816" style:family="table-cell" style:parent-style-name="Default">
      <style:table-cell-properties fo:background-color="#006f90" style:rotation-align="none" CellBackColor="28560"/>
    </style:style>
    <style:style style:name="ce817" style:family="table-cell" style:parent-style-name="Default">
      <style:table-cell-properties fo:background-color="#00956a" style:rotation-align="none" CellBackColor="38250"/>
    </style:style>
    <style:style style:name="ce818" style:family="table-cell" style:parent-style-name="Default">
      <style:table-cell-properties fo:background-color="#00a758" style:rotation-align="none" CellBackColor="42840"/>
    </style:style>
    <style:style style:name="ce819" style:family="table-cell" style:parent-style-name="Default">
      <style:table-cell-properties fo:background-color="#00748b" style:rotation-align="none" CellBackColor="29835"/>
    </style:style>
    <style:style style:name="ce820" style:family="table-cell" style:parent-style-name="Default">
      <style:table-cell-properties fo:background-color="#009b64" style:rotation-align="none" CellBackColor="39780"/>
    </style:style>
    <style:style style:name="ce821" style:family="table-cell" style:parent-style-name="Default">
      <style:table-cell-properties fo:background-color="#00af50" style:rotation-align="none" CellBackColor="44880"/>
    </style:style>
    <style:style style:name="ce822" style:family="table-cell" style:parent-style-name="Default">
      <style:table-cell-properties fo:background-color="#007a85" style:rotation-align="none" CellBackColor="31365"/>
    </style:style>
    <style:style style:name="ce823" style:family="table-cell" style:parent-style-name="Default">
      <style:table-cell-properties fo:background-color="#001ae6" style:rotation-align="none" CellBackColor="6886"/>
    </style:style>
    <style:style style:name="ce824" style:family="table-cell" style:parent-style-name="Default">
      <style:table-cell-properties fo:background-color="#00b748" style:rotation-align="none" CellBackColor="46920"/>
    </style:style>
    <style:style style:name="ce825" style:family="table-cell" style:parent-style-name="Default">
      <style:table-cell-properties fo:background-color="#00a857" style:rotation-align="none" CellBackColor="43095"/>
    </style:style>
    <style:style style:name="ce826" style:family="table-cell" style:parent-style-name="Default">
      <style:table-cell-properties fo:background-color="#0033cc" style:rotation-align="none" CellBackColor="13260"/>
    </style:style>
    <style:style style:name="ce827" style:family="table-cell" style:parent-style-name="Default">
      <style:table-cell-properties fo:background-color="#00bf40" style:rotation-align="none" CellBackColor="48960"/>
    </style:style>
    <style:style style:name="ce828" style:family="table-cell" style:parent-style-name="Default">
      <style:table-cell-properties fo:background-color="#00857a" style:rotation-align="none" CellBackColor="34170"/>
    </style:style>
    <style:style style:name="ce829" style:family="table-cell" style:parent-style-name="Default">
      <style:table-cell-properties fo:background-color="#004db3" style:rotation-align="none" CellBackColor="19891"/>
    </style:style>
    <style:style style:name="ce830" style:family="table-cell" style:parent-style-name="Default">
      <style:table-cell-properties fo:background-color="#00c738" style:rotation-align="none" CellBackColor="51000"/>
    </style:style>
    <style:style style:name="ce831" style:family="table-cell" style:parent-style-name="Default">
      <style:table-cell-properties fo:background-color="#00b44b" style:rotation-align="none" CellBackColor="46155"/>
    </style:style>
    <style:style style:name="ce832" style:family="table-cell" style:parent-style-name="Default">
      <style:table-cell-properties fo:background-color="#006699" style:rotation-align="none" CellBackColor="26265"/>
    </style:style>
    <style:style style:name="ce833" style:family="table-cell" style:parent-style-name="Default">
      <style:table-cell-properties fo:background-color="#0046b9" style:rotation-align="none" CellBackColor="18105"/>
    </style:style>
    <style:style style:name="ce834" style:family="table-cell" style:parent-style-name="Default">
      <style:table-cell-properties fo:background-color="#00cf30" style:rotation-align="none" CellBackColor="53040"/>
    </style:style>
    <style:style style:name="ce835" style:family="table-cell" style:parent-style-name="Default">
      <style:table-cell-properties fo:background-color="#00906f" style:rotation-align="none" CellBackColor="36975"/>
    </style:style>
    <style:style style:name="ce836" style:family="table-cell" style:parent-style-name="Default">
      <style:table-cell-properties fo:background-color="#00bb44" style:rotation-align="none" CellBackColor="47940"/>
    </style:style>
    <style:style style:name="ce837" style:family="table-cell" style:parent-style-name="Default">
      <style:table-cell-properties fo:background-color="#003ac5" style:rotation-align="none" CellBackColor="15045"/>
    </style:style>
    <style:style style:name="ce838" style:family="table-cell" style:parent-style-name="Default">
      <style:table-cell-properties fo:background-color="#00d728" style:rotation-align="none" CellBackColor="55080"/>
    </style:style>
    <style:style style:name="ce839" style:family="table-cell" style:parent-style-name="Default">
      <style:table-cell-properties fo:background-color="#009669" style:rotation-align="none" CellBackColor="38505"/>
    </style:style>
    <style:style style:name="ce840" style:family="table-cell" style:parent-style-name="Default">
      <style:table-cell-properties fo:background-color="#00c13e" style:rotation-align="none" CellBackColor="49470"/>
    </style:style>
    <style:style style:name="ce841" style:family="table-cell" style:parent-style-name="Default">
      <style:table-cell-properties fo:background-color="#009966" style:rotation-align="none" CellBackColor="39270"/>
    </style:style>
    <style:style style:name="ce842" style:family="table-cell" style:parent-style-name="Default">
      <style:table-cell-properties fo:background-color="#002ed1" style:rotation-align="none" CellBackColor="11985"/>
    </style:style>
    <style:style style:name="ce843" style:family="table-cell" style:parent-style-name="Default">
      <style:table-cell-properties fo:background-color="#00df20" style:rotation-align="none" CellBackColor="57120"/>
    </style:style>
    <style:style style:name="ce844" style:family="table-cell" style:parent-style-name="Default">
      <style:table-cell-properties fo:background-color="#00b34d" style:rotation-align="none" CellBackColor="45901"/>
    </style:style>
    <style:style style:name="ce845" style:family="table-cell" style:parent-style-name="Default">
      <style:table-cell-properties fo:background-color="#0023dc" style:rotation-align="none" CellBackColor="9180"/>
    </style:style>
    <style:style style:name="ce846" style:family="table-cell" style:parent-style-name="Default">
      <style:table-cell-properties fo:background-color="#00e718" style:rotation-align="none" CellBackColor="59160"/>
    </style:style>
    <style:style style:name="ce847" style:family="table-cell" style:parent-style-name="Default">
      <style:table-cell-properties fo:background-color="#00a15e" style:rotation-align="none" CellBackColor="41310"/>
    </style:style>
    <style:style style:name="ce848" style:family="table-cell" style:parent-style-name="Default">
      <style:table-cell-properties fo:background-color="#00cd32" style:rotation-align="none" CellBackColor="52530"/>
    </style:style>
    <style:style style:name="ce849" style:family="table-cell" style:parent-style-name="Default">
      <style:table-cell-properties fo:background-color="#00cc33" style:rotation-align="none" CellBackColor="52275"/>
    </style:style>
    <style:style style:name="ce850" style:family="table-cell" style:parent-style-name="Default">
      <style:table-cell-properties fo:background-color="#0017e8" style:rotation-align="none" CellBackColor="6120"/>
    </style:style>
    <style:style style:name="ce851" style:family="table-cell" style:parent-style-name="Default">
      <style:table-cell-properties fo:background-color="#00ef10" style:rotation-align="none" CellBackColor="61200"/>
    </style:style>
    <style:style style:name="ce852" style:family="table-cell" style:parent-style-name="Default">
      <style:table-cell-properties fo:background-color="#00a659" style:rotation-align="none" CellBackColor="42585"/>
    </style:style>
    <style:style style:name="ce853" style:family="table-cell" style:parent-style-name="Default">
      <style:table-cell-properties fo:background-color="#00d32c" style:rotation-align="none" CellBackColor="54060"/>
    </style:style>
    <style:style style:name="ce854" style:family="table-cell" style:parent-style-name="Default">
      <style:table-cell-properties fo:background-color="#00e61a" style:rotation-align="none" CellBackColor="58906"/>
    </style:style>
    <style:style style:name="ce855" style:family="table-cell" style:parent-style-name="Default">
      <style:table-cell-properties fo:background-color="#00f708" style:rotation-align="none" CellBackColor="63240"/>
    </style:style>
    <style:style style:name="ce856" style:family="table-cell" style:parent-style-name="Default">
      <style:table-cell-properties fo:background-color="#00ac53" style:rotation-align="none" CellBackColor="44115"/>
    </style:style>
    <style:style style:name="ce857" style:family="table-cell" style:parent-style-name="Default">
      <style:table-cell-properties fo:background-color="#00da25" style:rotation-align="none" CellBackColor="55845"/>
    </style:style>
    <style:style style:name="ce858" style:family="table-cell" style:parent-style-name="Default">
      <style:table-cell-properties fo:background-color="#00e01f" style:rotation-align="none" CellBackColor="57375"/>
    </style:style>
    <style:style style:name="ce859" style:family="table-cell" style:parent-style-name="Default">
      <style:table-cell-properties fo:background-color="#00e619" style:rotation-align="none" CellBackColor="58905"/>
    </style:style>
    <style:style style:name="ce860" style:family="table-cell" style:parent-style-name="Default">
      <style:table-cell-properties fo:background-color="#00bc43" style:rotation-align="none" CellBackColor="48195"/>
    </style:style>
    <style:style style:name="ce861" style:family="table-cell" style:parent-style-name="Default">
      <style:table-cell-properties fo:background-color="#00ec13" style:rotation-align="none" CellBackColor="60435"/>
    </style:style>
    <style:style style:name="ce862" style:family="table-cell" style:parent-style-name="Default">
      <style:table-cell-properties fo:background-color="#00c23d" style:rotation-align="none" CellBackColor="49725"/>
    </style:style>
    <style:style style:name="ce863" style:family="table-cell" style:parent-style-name="Default">
      <style:table-cell-properties fo:background-color="#00c837" style:rotation-align="none" CellBackColor="51255"/>
    </style:style>
    <style:style style:name="ce864" style:family="table-cell" style:parent-style-name="Default">
      <style:table-cell-properties fo:background-color="#00f906" style:rotation-align="none" CellBackColor="63750"/>
    </style:style>
    <style:style style:name="ce865" style:family="table-cell" style:parent-style-name="Default">
      <style:table-cell-properties fo:background-color="#002bd5" style:rotation-align="none" CellBackColor="11221"/>
    </style:style>
    <style:style style:name="ce866" style:family="table-cell" style:parent-style-name="Default">
      <style:table-cell-properties fo:background-color="#00d52b" style:rotation-align="none" CellBackColor="54571"/>
    </style:style>
    <style:style style:name="ce867" style:family="table-cell" style:parent-style-name="Default">
      <style:table-cell-properties fo:background-color="#000df2" style:rotation-align="none" CellBackColor="3570"/>
    </style:style>
    <style:style style:name="ce868" style:family="table-cell" style:parent-style-name="Default">
      <style:table-cell-properties fo:background-color="#001be4" style:rotation-align="none" CellBackColor="7140"/>
    </style:style>
    <style:style style:name="ce869" style:family="table-cell" style:parent-style-name="Default">
      <style:table-cell-properties fo:background-color="#00de21" style:rotation-align="none" CellBackColor="56865"/>
    </style:style>
    <style:style style:name="ce870" style:family="table-cell" style:parent-style-name="Default">
      <style:table-cell-properties fo:background-color="#0036c9" style:rotation-align="none" CellBackColor="14025"/>
    </style:style>
    <style:style style:name="ce871" style:family="table-cell" style:parent-style-name="Default">
      <style:table-cell-properties fo:background-color="#00e916" style:rotation-align="none" CellBackColor="59670"/>
    </style:style>
    <style:style style:name="ce872" style:family="table-cell" style:parent-style-name="Default">
      <style:table-cell-properties fo:background-color="#00ee11" style:rotation-align="none" CellBackColor="60945"/>
    </style:style>
    <style:style style:name="ce873" style:family="table-cell" style:parent-style-name="Default">
      <style:table-cell-properties fo:background-color="#00f40b" style:rotation-align="none" CellBackColor="62475"/>
    </style:style>
    <style:style style:name="ce874" style:family="table-cell" style:parent-style-name="Default">
      <style:table-cell-properties fo:background-color="#0024db" style:rotation-align="none" CellBackColor="9435"/>
    </style:style>
    <style:style style:name="ce875" style:family="table-cell" style:parent-style-name="Default">
      <style:table-cell-properties fo:background-color="#0049b6" style:rotation-align="none" CellBackColor="18870"/>
    </style:style>
    <style:style style:name="ce876" style:family="table-cell" style:parent-style-name="Default">
      <style:table-cell-properties fo:background-color="#006b94" style:rotation-align="none" CellBackColor="27540"/>
    </style:style>
    <style:style style:name="ce877" style:family="table-cell" style:parent-style-name="Default">
      <style:table-cell-properties fo:background-color="#00f10e" style:rotation-align="none" CellBackColor="61710"/>
    </style:style>
    <style:style style:name="ce878" style:family="table-cell" style:parent-style-name="Default">
      <style:table-cell-properties fo:background-color="#006d92" style:rotation-align="none" CellBackColor="28050"/>
    </style:style>
    <style:style style:name="ce879" style:family="table-cell" style:parent-style-name="Default">
      <style:table-cell-properties fo:background-color="#007986" style:rotation-align="none" CellBackColor="31110"/>
    </style:style>
    <style:style style:name="ce880" style:family="table-cell" style:parent-style-name="Default">
      <style:table-cell-properties fo:background-color="#00f50a" style:rotation-align="none" CellBackColor="62730"/>
    </style:style>
    <style:style style:name="ce881" style:family="table-cell" style:parent-style-name="Default">
      <style:table-cell-properties fo:background-color="#00926d" style:rotation-align="none" CellBackColor="37485"/>
    </style:style>
    <style:style style:name="ce882" style:family="table-cell" style:parent-style-name="Default">
      <style:table-cell-properties fo:background-color="#008679" style:rotation-align="none" CellBackColor="34425"/>
    </style:style>
    <style:style style:name="ce883" style:family="table-cell" style:parent-style-name="Default">
      <style:table-cell-properties fo:background-color="#00fa05" style:rotation-align="none" CellBackColor="64005"/>
    </style:style>
    <style:style style:name="ce884" style:family="table-cell" style:parent-style-name="Default">
      <style:table-cell-properties fo:background-color="#00b649" style:rotation-align="none" CellBackColor="46665"/>
    </style:style>
    <style:style style:name="ce885" style:family="table-cell" style:parent-style-name="Default">
      <style:table-cell-properties fo:background-color="#00946b" style:rotation-align="none" CellBackColor="37995"/>
    </style:style>
    <style:style style:name="ce886" style:family="table-cell" style:parent-style-name="Default">
      <style:table-cell-properties fo:background-color="#00db24" style:rotation-align="none" CellBackColor="56100"/>
    </style:style>
    <style:style style:name="ce887" style:family="table-cell" style:parent-style-name="Default">
      <style:table-cell-properties fo:background-color="#00c936" style:rotation-align="none" CellBackColor="51510"/>
    </style:style>
    <style:style style:name="ce888" style:family="table-cell" style:parent-style-name="Default">
      <style:table-cell-properties fo:background-color="#00e41b" style:rotation-align="none" CellBackColor="58395"/>
    </style:style>
    <style:style style:name="ce889" style:family="table-cell" style:parent-style-name="Default">
      <style:table-cell-properties fo:background-color="#00f20d" style:rotation-align="none" CellBackColor="61965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nvas" table:style-name="ta1">
        <office:forms form:automatic-focus="false" form:apply-design-mode="false"/>
        <table:table-column table:style-name="co1" table:number-columns-repeated="11" table:default-cell-style-name="ce2"/>
        <table:table-column table:style-name="co2" table:default-cell-style-name="ce2"/>
        <table:table-column table:style-name="co1" table:number-columns-repeated="7" table:default-cell-style-name="ce2"/>
        <table:table-column table:style-name="co3" table:default-cell-style-name="ce2"/>
        <table:table-column table:style-name="co1" table:number-columns-repeated="16" table:default-cell-style-name="ce2"/>
        <table:table-column table:style-name="co4" table:default-cell-style-name="ce2"/>
        <table:table-column table:style-name="co1" table:number-columns-repeated="8" table:default-cell-style-name="ce2"/>
        <table:table-column table:style-name="co4" table:default-cell-style-name="ce2"/>
        <table:table-column table:style-name="co1" table:number-columns-repeated="17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1" table:number-columns-repeated="3" table:default-cell-style-name="ce2"/>
        <table:table-column table:style-name="co7" table:default-cell-style-name="ce2"/>
        <table:table-column table:style-name="co1" table:number-columns-repeated="15" table:default-cell-style-name="ce2"/>
        <table:table-row table:style-name="ro1" table:number-rows-repeated="3">
          <table:table-cell table:style-name="ce593" table:number-columns-repeated="86"/>
        </table:table-row>
        <table:table-row table:style-name="ro1">
          <table:table-cell table:style-name="ce593" table:number-columns-repeated="45"/>
          <table:table-cell table:style-name="ce604" office:value-type="float" office:value="13" calcext:value-type="float" table:number-columns-spanned="3" table:number-rows-spanned="3">
            <text:p>13</text:p>
          </table:table-cell>
          <table:covered-table-cell table:number-columns-repeated="2" table:style-name="ce605"/>
          <table:table-cell table:style-name="ce593" table:number-columns-repeated="26"/>
          <table:table-cell table:style-name="ce595" office:value-type="float" office:value="13" calcext:value-type="float" table:number-columns-spanned="5" table:number-rows-spanned="5">
            <text:p>13</text:p>
          </table:table-cell>
          <table:covered-table-cell table:number-columns-repeated="3" table:style-name="ce599"/>
          <table:covered-table-cell table:style-name="ce607"/>
          <table:table-cell table:style-name="ce593" table:number-columns-repeated="7"/>
        </table:table-row>
        <table:table-row table:style-name="ro1">
          <table:table-cell table:style-name="ce593" table:number-columns-repeated="45"/>
          <table:covered-table-cell table:number-columns-repeated="3" table:style-name="ce605"/>
          <table:table-cell table:style-name="ce593" table:number-columns-repeated="26"/>
          <table:covered-table-cell table:style-name="ce596"/>
          <table:covered-table-cell table:number-columns-repeated="3" table:style-name="ce600"/>
          <table:covered-table-cell table:style-name="ce608"/>
          <table:table-cell table:style-name="ce593" table:number-columns-repeated="7"/>
        </table:table-row>
        <table:table-row table:style-name="ro1">
          <table:table-cell table:style-name="ce593" table:number-columns-repeated="45"/>
          <table:covered-table-cell table:number-columns-repeated="3" table:style-name="ce605"/>
          <table:table-cell table:style-name="ce593" table:number-columns-repeated="26"/>
          <table:covered-table-cell table:style-name="ce596"/>
          <table:covered-table-cell table:number-columns-repeated="3" table:style-name="ce600"/>
          <table:covered-table-cell table:style-name="ce608"/>
          <table:table-cell table:style-name="ce593" table:number-columns-repeated="7"/>
        </table:table-row>
        <table:table-row table:style-name="ro1">
          <table:table-cell table:style-name="ce593" table:number-columns-repeated="15"/>
          <table:table-cell table:style-name="ce595" office:value-type="float" office:value="5" calcext:value-type="float" table:number-columns-spanned="5" table:number-rows-spanned="5">
            <text:p>5</text:p>
          </table:table-cell>
          <table:covered-table-cell table:number-columns-repeated="3" table:style-name="ce599"/>
          <table:covered-table-cell table:style-name="ce607"/>
          <table:table-cell table:style-name="ce593" table:number-columns-repeated="54"/>
          <table:covered-table-cell table:style-name="ce596"/>
          <table:covered-table-cell table:number-columns-repeated="3" table:style-name="ce600"/>
          <table:covered-table-cell table:style-name="ce608"/>
          <table:table-cell table:style-name="ce593" table:number-columns-repeated="7"/>
        </table:table-row>
        <table:table-row table:style-name="ro1">
          <table:table-cell table:style-name="ce593" table:number-columns-repeated="15"/>
          <table:covered-table-cell table:style-name="ce596"/>
          <table:covered-table-cell table:number-columns-repeated="3" table:style-name="ce600"/>
          <table:covered-table-cell table:style-name="ce608"/>
          <table:table-cell table:style-name="ce593" table:number-columns-repeated="54"/>
          <table:covered-table-cell table:style-name="ce598"/>
          <table:covered-table-cell table:number-columns-repeated="3" table:style-name="ce602"/>
          <table:covered-table-cell table:style-name="ce610"/>
          <table:table-cell table:style-name="ce593" table:number-columns-repeated="7"/>
        </table:table-row>
        <table:table-row table:style-name="ro1">
          <table:table-cell table:style-name="ce593" table:number-columns-repeated="15"/>
          <table:covered-table-cell table:style-name="ce596"/>
          <table:covered-table-cell table:number-columns-repeated="3" table:style-name="ce600"/>
          <table:covered-table-cell table:style-name="ce608"/>
          <table:table-cell table:style-name="ce612"/>
          <table:table-cell table:style-name="ce629"/>
          <table:table-cell table:style-name="ce632"/>
          <table:table-cell table:style-name="ce635"/>
          <table:table-cell table:style-name="ce638"/>
          <table:table-cell table:style-name="ce593" table:number-columns-repeated="18"/>
          <table:table-cell table:style-name="ce604" office:value-type="float" office:value="6" calcext:value-type="float" table:number-columns-spanned="3" table:number-rows-spanned="3">
            <text:p>6</text:p>
          </table:table-cell>
          <table:covered-table-cell table:number-columns-repeated="2" table:style-name="ce605"/>
          <table:table-cell table:style-name="ce593" table:number-columns-repeated="20"/>
          <table:table-cell table:style-name="ce604" office:value-type="float" office:value="5" calcext:value-type="float" table:number-columns-spanned="3" table:number-rows-spanned="3">
            <text:p>5</text:p>
          </table:table-cell>
          <table:covered-table-cell table:number-columns-repeated="2" table:style-name="ce605"/>
          <table:table-cell table:style-name="ce593" table:number-columns-repeated="5"/>
          <table:table-cell table:style-name="ce621"/>
          <table:table-cell table:style-name="ce593" table:number-columns-repeated="11"/>
        </table:table-row>
        <table:table-row table:style-name="ro1">
          <table:table-cell table:style-name="ce593" table:number-columns-repeated="15"/>
          <table:covered-table-cell table:style-name="ce596"/>
          <table:covered-table-cell table:number-columns-repeated="3" table:style-name="ce600"/>
          <table:covered-table-cell table:style-name="ce608"/>
          <table:table-cell table:style-name="ce593" table:number-columns-repeated="5"/>
          <table:table-cell table:style-name="ce641"/>
          <table:table-cell table:style-name="ce645"/>
          <table:table-cell table:style-name="ce649"/>
          <table:table-cell table:style-name="ce652"/>
          <table:table-cell table:style-name="ce654"/>
          <table:table-cell table:style-name="ce656"/>
          <table:table-cell table:style-name="ce658"/>
          <table:table-cell table:style-name="ce660"/>
          <table:table-cell table:style-name="ce593" table:number-columns-repeated="10"/>
          <table:covered-table-cell table:number-columns-repeated="3" table:style-name="ce605"/>
          <table:table-cell table:style-name="ce593" table:number-columns-repeated="20"/>
          <table:covered-table-cell table:number-columns-repeated="3" table:style-name="ce605"/>
          <table:table-cell table:style-name="ce593" table:number-columns-repeated="3"/>
          <table:table-cell table:style-name="ce631"/>
          <table:table-cell table:style-name="ce640"/>
          <table:table-cell table:style-name="ce593" table:number-columns-repeated="7"/>
          <table:table-cell table:style-name="ce604" office:value-type="float" office:value="3" calcext:value-type="float" table:number-columns-spanned="3" table:number-rows-spanned="3">
            <text:p>3</text:p>
          </table:table-cell>
          <table:covered-table-cell table:number-columns-repeated="2" table:style-name="ce605"/>
          <table:table-cell table:style-name="ce593" table:number-columns-repeated="2"/>
        </table:table-row>
        <table:table-row table:style-name="ro1">
          <table:table-cell table:style-name="ce593" table:number-columns-repeated="15"/>
          <table:covered-table-cell table:style-name="ce598"/>
          <table:covered-table-cell table:number-columns-repeated="3" table:style-name="ce602"/>
          <table:covered-table-cell table:style-name="ce610"/>
          <table:table-cell table:style-name="ce612"/>
          <table:table-cell table:style-name="ce630"/>
          <table:table-cell table:style-name="ce593" table:number-columns-repeated="11"/>
          <table:table-cell table:style-name="ce646"/>
          <table:table-cell table:style-name="ce664"/>
          <table:table-cell table:style-name="ce666"/>
          <table:table-cell table:style-name="ce668"/>
          <table:table-cell table:style-name="ce671"/>
          <table:table-cell table:style-name="ce674"/>
          <table:table-cell table:style-name="ce677"/>
          <table:table-cell table:style-name="ce679"/>
          <table:table-cell table:style-name="ce593" table:number-columns-repeated="2"/>
          <table:covered-table-cell table:number-columns-repeated="3" table:style-name="ce605"/>
          <table:table-cell table:style-name="ce593" table:number-columns-repeated="20"/>
          <table:covered-table-cell table:number-columns-repeated="3" table:style-name="ce605"/>
          <table:table-cell table:style-name="ce593"/>
          <table:table-cell table:style-name="ce624"/>
          <table:table-cell table:style-name="ce627"/>
          <table:table-cell table:style-name="ce593" table:number-columns-repeated="9"/>
          <table:covered-table-cell table:number-columns-repeated="3" table:style-name="ce605"/>
          <table:table-cell table:style-name="ce593" table:number-columns-repeated="2"/>
        </table:table-row>
        <table:table-row table:style-name="ro1">
          <table:table-cell table:style-name="ce593" table:number-columns-repeated="14"/>
          <table:table-cell table:style-name="ce621"/>
          <table:table-cell table:style-name="ce593" table:number-columns-repeated="7"/>
          <table:table-cell table:style-name="ce633"/>
          <table:table-cell table:style-name="ce636"/>
          <table:table-cell table:style-name="ce593" table:number-columns-repeated="17"/>
          <table:table-cell table:style-name="ce680"/>
          <table:table-cell table:style-name="ce681"/>
          <table:table-cell table:style-name="ce683"/>
          <table:table-cell table:style-name="ce685"/>
          <table:table-cell table:style-name="ce687"/>
          <table:table-cell table:style-name="ce689"/>
          <table:table-cell table:style-name="ce692"/>
          <table:table-cell table:style-name="ce662"/>
          <table:table-cell table:style-name="ce593" table:number-columns-repeated="19"/>
          <table:table-cell table:style-name="ce725"/>
          <table:table-cell table:style-name="ce617"/>
          <table:table-cell table:style-name="ce593" table:number-columns-repeated="11"/>
          <table:covered-table-cell table:number-columns-repeated="3" table:style-name="ce605"/>
          <table:table-cell table:style-name="ce593" table:number-columns-repeated="2"/>
        </table:table-row>
        <table:table-row table:style-name="ro1">
          <table:table-cell table:style-name="ce593" table:number-columns-repeated="14"/>
          <table:table-cell table:style-name="ce622"/>
          <table:table-cell table:style-name="ce593" table:number-columns-repeated="9"/>
          <table:table-cell table:style-name="ce639"/>
          <table:table-cell table:style-name="ce642"/>
          <table:table-cell table:style-name="ce593" table:number-columns-repeated="5"/>
          <table:table-cell table:style-name="ce604" office:value-type="float" office:value="4" calcext:value-type="float" table:number-columns-spanned="3" table:number-rows-spanned="3">
            <text:p>4</text:p>
          </table:table-cell>
          <table:covered-table-cell table:number-columns-repeated="2" table:style-name="ce605"/>
          <table:table-cell table:style-name="ce593" table:number-columns-repeated="15"/>
          <table:table-cell table:style-name="ce697"/>
          <table:table-cell table:style-name="ce700"/>
          <table:table-cell table:style-name="ce702"/>
          <table:table-cell table:style-name="ce704"/>
          <table:table-cell table:style-name="ce706"/>
          <table:table-cell table:style-name="ce709"/>
          <table:table-cell table:style-name="ce712"/>
          <table:table-cell table:style-name="ce714"/>
          <table:table-cell table:style-name="ce593" table:number-columns-repeated="5"/>
          <table:table-cell table:style-name="ce595" office:value-type="float" office:value="11" calcext:value-type="float" table:number-columns-spanned="5" table:number-rows-spanned="5">
            <text:p>11</text:p>
          </table:table-cell>
          <table:covered-table-cell table:number-columns-repeated="3" table:style-name="ce599"/>
          <table:covered-table-cell table:style-name="ce607"/>
          <table:table-cell table:style-name="ce612"/>
          <table:table-cell table:style-name="ce593" table:number-columns-repeated="18"/>
        </table:table-row>
        <table:table-row table:style-name="ro1">
          <table:table-cell table:style-name="ce593" table:number-columns-repeated="9"/>
          <table:table-cell table:style-name="ce604" office:value-type="float" office:value="5" calcext:value-type="float" table:number-columns-spanned="3" table:number-rows-spanned="3">
            <text:p>5</text:p>
          </table:table-cell>
          <table:covered-table-cell table:number-columns-repeated="2" table:style-name="ce605"/>
          <table:table-cell table:style-name="ce593"/>
          <table:table-cell table:style-name="ce618"/>
          <table:table-cell table:style-name="ce593" table:number-columns-repeated="12"/>
          <table:table-cell table:style-name="ce646"/>
          <table:table-cell table:style-name="ce650"/>
          <table:table-cell table:style-name="ce653"/>
          <table:table-cell table:style-name="ce593" table:number-columns-repeated="2"/>
          <table:covered-table-cell table:number-columns-repeated="3" table:style-name="ce605"/>
          <table:table-cell table:style-name="ce593" table:number-columns-repeated="23"/>
          <table:table-cell table:style-name="ce716"/>
          <table:table-cell table:style-name="ce717"/>
          <table:table-cell table:style-name="ce647"/>
          <table:table-cell table:style-name="ce719"/>
          <table:table-cell table:style-name="ce621"/>
          <table:covered-table-cell table:style-name="ce596"/>
          <table:covered-table-cell table:number-columns-repeated="3" table:style-name="ce600"/>
          <table:covered-table-cell table:style-name="ce608"/>
          <table:table-cell table:style-name="ce593" table:number-columns-repeated="4"/>
          <table:table-cell table:style-name="ce604" office:value-type="float" office:value="7" calcext:value-type="float" table:number-columns-spanned="3" table:number-rows-spanned="3">
            <text:p>7</text:p>
          </table:table-cell>
          <table:covered-table-cell table:number-columns-repeated="2" table:style-name="ce605"/>
          <table:table-cell table:style-name="ce593" table:number-columns-repeated="12"/>
        </table:table-row>
        <table:table-row table:style-name="ro1">
          <table:table-cell table:style-name="ce593" table:number-columns-repeated="9"/>
          <table:covered-table-cell table:number-columns-repeated="3" table:style-name="ce605"/>
          <table:table-cell table:style-name="ce593"/>
          <table:table-cell table:style-name="ce619"/>
          <table:table-cell table:style-name="ce593" table:number-columns-repeated="15"/>
          <table:table-cell table:style-name="ce625"/>
          <table:table-cell table:style-name="ce626"/>
          <table:covered-table-cell table:number-columns-repeated="3" table:style-name="ce605"/>
          <table:table-cell table:style-name="ce593" table:number-columns-repeated="13"/>
          <table:table-cell table:style-name="ce604" office:value-type="float" office:value="9" calcext:value-type="float" table:number-columns-spanned="3" table:number-rows-spanned="3">
            <text:p>9</text:p>
          </table:table-cell>
          <table:covered-table-cell table:number-columns-repeated="2" table:style-name="ce605"/>
          <table:table-cell table:style-name="ce593" table:number-columns-repeated="12"/>
          <table:covered-table-cell table:style-name="ce596"/>
          <table:covered-table-cell table:number-columns-repeated="3" table:style-name="ce600"/>
          <table:covered-table-cell table:style-name="ce608"/>
          <table:table-cell table:style-name="ce593" table:number-columns-repeated="4"/>
          <table:covered-table-cell table:number-columns-repeated="3" table:style-name="ce605"/>
          <table:table-cell table:style-name="ce593" table:number-columns-repeated="12"/>
        </table:table-row>
        <table:table-row table:style-name="ro1">
          <table:table-cell table:style-name="ce593" table:number-columns-repeated="9"/>
          <table:covered-table-cell table:number-columns-repeated="3" table:style-name="ce605"/>
          <table:table-cell table:style-name="ce593"/>
          <table:table-cell table:style-name="ce620"/>
          <table:table-cell table:style-name="ce593" table:number-columns-repeated="17"/>
          <table:table-cell table:style-name="ce659"/>
          <table:table-cell table:style-name="ce661"/>
          <table:table-cell table:style-name="ce662"/>
          <table:table-cell table:style-name="ce593" table:number-columns-repeated="13"/>
          <table:covered-table-cell table:number-columns-repeated="3" table:style-name="ce605"/>
          <table:table-cell table:style-name="ce593" table:number-columns-repeated="12"/>
          <table:covered-table-cell table:style-name="ce596"/>
          <table:covered-table-cell table:number-columns-repeated="3" table:style-name="ce600"/>
          <table:covered-table-cell table:style-name="ce608"/>
          <table:table-cell table:style-name="ce593" table:number-columns-repeated="4"/>
          <table:covered-table-cell table:number-columns-repeated="3" table:style-name="ce605"/>
          <table:table-cell table:style-name="ce593" table:number-columns-repeated="12"/>
        </table:table-row>
        <table:table-row table:style-name="ro1">
          <table:table-cell table:style-name="ce593" table:number-columns-repeated="12"/>
          <table:table-cell table:style-name="ce614"/>
          <table:table-cell table:style-name="ce593" table:number-columns-repeated="12"/>
          <table:table-cell table:style-name="ce604" office:value-type="float" office:value="6" calcext:value-type="float" table:number-columns-spanned="3" table:number-rows-spanned="3">
            <text:p>6</text:p>
          </table:table-cell>
          <table:covered-table-cell table:number-columns-repeated="2" table:style-name="ce605"/>
          <table:table-cell table:style-name="ce593" table:number-columns-repeated="6"/>
          <table:table-cell table:style-name="ce665"/>
          <table:table-cell table:style-name="ce667"/>
          <table:table-cell table:style-name="ce593" table:number-columns-repeated="4"/>
          <table:table-cell table:style-name="ce595" office:value-type="float" office:value="9" calcext:value-type="float" table:number-columns-spanned="5" table:number-rows-spanned="5">
            <text:p>9</text:p>
          </table:table-cell>
          <table:covered-table-cell table:number-columns-repeated="3" table:style-name="ce599"/>
          <table:covered-table-cell table:style-name="ce607"/>
          <table:table-cell table:style-name="ce593" table:number-columns-repeated="2"/>
          <table:covered-table-cell table:number-columns-repeated="3" table:style-name="ce605"/>
          <table:table-cell table:style-name="ce593" table:number-columns-repeated="12"/>
          <table:covered-table-cell table:style-name="ce598"/>
          <table:covered-table-cell table:number-columns-repeated="3" table:style-name="ce602"/>
          <table:covered-table-cell table:style-name="ce610"/>
          <table:table-cell table:style-name="ce593" table:number-columns-repeated="19"/>
        </table:table-row>
        <table:table-row table:style-name="ro1">
          <table:table-cell table:style-name="ce593" table:number-columns-repeated="12"/>
          <table:table-cell table:style-name="ce615"/>
          <table:table-cell table:style-name="ce593" table:number-columns-repeated="12"/>
          <table:covered-table-cell table:number-columns-repeated="3" table:style-name="ce605"/>
          <table:table-cell table:style-name="ce593" table:number-columns-repeated="8"/>
          <table:table-cell table:style-name="ce669"/>
          <table:table-cell table:style-name="ce672"/>
          <table:table-cell table:style-name="ce593" table:number-columns-repeated="2"/>
          <table:covered-table-cell table:style-name="ce596"/>
          <table:covered-table-cell table:number-columns-repeated="3" table:style-name="ce600"/>
          <table:covered-table-cell table:style-name="ce608"/>
          <table:table-cell table:style-name="ce593" table:number-columns-repeated="41"/>
        </table:table-row>
        <table:table-row table:style-name="ro1">
          <table:table-cell table:style-name="ce593" table:number-columns-repeated="12"/>
          <table:table-cell table:style-name="ce616"/>
          <table:table-cell table:style-name="ce593" table:number-columns-repeated="12"/>
          <table:covered-table-cell table:number-columns-repeated="3" table:style-name="ce605"/>
          <table:table-cell table:style-name="ce593" table:number-columns-repeated="10"/>
          <table:table-cell table:style-name="ce675"/>
          <table:table-cell table:style-name="ce621"/>
          <table:covered-table-cell table:style-name="ce596"/>
          <table:covered-table-cell table:number-columns-repeated="3" table:style-name="ce600"/>
          <table:covered-table-cell table:style-name="ce608"/>
          <table:table-cell table:style-name="ce593" table:number-columns-repeated="36"/>
          <table:table-cell table:style-name="ce595" office:value-type="float" office:value="15" calcext:value-type="float" table:number-columns-spanned="5" table:number-rows-spanned="5">
            <text:p>15</text:p>
          </table:table-cell>
          <table:covered-table-cell table:number-columns-repeated="3" table:style-name="ce599"/>
          <table:covered-table-cell table:style-name="ce607"/>
        </table:table-row>
        <table:table-row table:style-name="ro1">
          <table:table-cell table:style-name="ce593" table:number-columns-repeated="11"/>
          <table:table-cell table:style-name="ce611"/>
          <table:table-cell table:style-name="ce593" table:number-columns-repeated="28"/>
          <table:covered-table-cell table:style-name="ce596"/>
          <table:covered-table-cell table:number-columns-repeated="3" table:style-name="ce600"/>
          <table:covered-table-cell table:style-name="ce608"/>
          <table:table-cell table:style-name="ce612"/>
          <table:table-cell table:style-name="ce593" table:number-columns-repeated="5"/>
          <table:table-cell table:style-name="ce604" office:value-type="float" office:value="3" calcext:value-type="float" table:number-columns-spanned="3" table:number-rows-spanned="3">
            <text:p>3</text:p>
          </table:table-cell>
          <table:covered-table-cell table:number-columns-repeated="2" table:style-name="ce605"/>
          <table:table-cell table:style-name="ce593" table:number-columns-repeated="9"/>
          <table:table-cell table:style-name="ce604" office:value-type="float" office:value="6" calcext:value-type="float" table:number-columns-spanned="3" table:number-rows-spanned="3">
            <text:p>6</text:p>
          </table:table-cell>
          <table:covered-table-cell table:number-columns-repeated="2" table:style-name="ce605"/>
          <table:table-cell table:style-name="ce593" table:number-columns-repeated="15"/>
          <table:covered-table-cell table:style-name="ce596"/>
          <table:covered-table-cell table:number-columns-repeated="3" table:style-name="ce600"/>
          <table:covered-table-cell table:style-name="ce608"/>
        </table:table-row>
        <table:table-row table:style-name="ro1">
          <table:table-cell table:style-name="ce593" table:number-columns-repeated="11"/>
          <table:table-cell table:style-name="ce612"/>
          <table:table-cell table:style-name="ce593" table:number-columns-repeated="28"/>
          <table:covered-table-cell table:style-name="ce598"/>
          <table:covered-table-cell table:number-columns-repeated="3" table:style-name="ce602"/>
          <table:covered-table-cell table:style-name="ce610"/>
          <table:table-cell table:style-name="ce593"/>
          <table:table-cell table:style-name="ce690"/>
          <table:table-cell table:style-name="ce693"/>
          <table:table-cell table:style-name="ce593" table:number-columns-repeated="3"/>
          <table:covered-table-cell table:number-columns-repeated="3" table:style-name="ce605"/>
          <table:table-cell table:style-name="ce593" table:number-columns-repeated="9"/>
          <table:covered-table-cell table:number-columns-repeated="3" table:style-name="ce605"/>
          <table:table-cell table:style-name="ce593" table:number-columns-repeated="15"/>
          <table:covered-table-cell table:style-name="ce596"/>
          <table:covered-table-cell table:number-columns-repeated="3" table:style-name="ce600"/>
          <table:covered-table-cell table:style-name="ce608"/>
        </table:table-row>
        <table:table-row table:style-name="ro1">
          <table:table-cell table:style-name="ce593" table:number-columns-repeated="6"/>
          <table:table-cell table:style-name="ce595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599"/>
          <table:covered-table-cell table:style-name="ce607"/>
          <table:table-cell table:style-name="ce593" table:number-columns-repeated="37"/>
          <table:table-cell table:style-name="ce695"/>
          <table:table-cell table:style-name="ce698"/>
          <table:table-cell table:style-name="ce593"/>
          <table:covered-table-cell table:number-columns-repeated="3" table:style-name="ce605"/>
          <table:table-cell table:style-name="ce593" table:number-columns-repeated="9"/>
          <table:covered-table-cell table:number-columns-repeated="3" table:style-name="ce605"/>
          <table:table-cell table:style-name="ce593" table:number-columns-repeated="15"/>
          <table:covered-table-cell table:style-name="ce596"/>
          <table:covered-table-cell table:number-columns-repeated="3" table:style-name="ce600"/>
          <table:covered-table-cell table:style-name="ce608"/>
        </table:table-row>
        <table:table-row table:style-name="ro1">
          <table:table-cell table:style-name="ce593" table:number-columns-repeated="6"/>
          <table:covered-table-cell table:style-name="ce596"/>
          <table:covered-table-cell table:number-columns-repeated="3" table:style-name="ce600"/>
          <table:covered-table-cell table:style-name="ce608"/>
          <table:table-cell table:style-name="ce593" table:number-columns-repeated="8"/>
          <table:table-cell table:style-name="ce604" office:value-type="float" office:value="3" calcext:value-type="float" table:number-columns-spanned="3" table:number-rows-spanned="3">
            <text:p>3</text:p>
          </table:table-cell>
          <table:covered-table-cell table:number-columns-repeated="2" table:style-name="ce605"/>
          <table:table-cell table:style-name="ce593" table:number-columns-repeated="28"/>
          <table:table-cell table:style-name="ce691"/>
          <table:table-cell table:style-name="ce703"/>
          <table:table-cell table:style-name="ce593" table:number-columns-repeated="29"/>
          <table:covered-table-cell table:style-name="ce598"/>
          <table:covered-table-cell table:number-columns-repeated="3" table:style-name="ce602"/>
          <table:covered-table-cell table:style-name="ce610"/>
        </table:table-row>
        <table:table-row table:style-name="ro1">
          <table:table-cell table:style-name="ce593" table:number-columns-repeated="6"/>
          <table:covered-table-cell table:style-name="ce597"/>
          <table:covered-table-cell table:style-name="ce601"/>
          <table:covered-table-cell table:style-name="ce603"/>
          <table:covered-table-cell table:style-name="ce606"/>
          <table:covered-table-cell table:style-name="ce608"/>
          <table:table-cell table:style-name="ce593" table:number-columns-repeated="8"/>
          <table:covered-table-cell table:number-columns-repeated="3" table:style-name="ce605"/>
          <table:table-cell table:style-name="ce593" table:number-columns-repeated="17"/>
          <table:table-cell table:style-name="ce604" office:value-type="float" office:value="2" calcext:value-type="float" table:number-columns-spanned="3" table:number-rows-spanned="3">
            <text:p>2</text:p>
          </table:table-cell>
          <table:covered-table-cell table:number-columns-repeated="2" table:style-name="ce605"/>
          <table:table-cell table:style-name="ce593" table:number-columns-repeated="10"/>
          <table:table-cell table:style-name="ce705"/>
          <table:table-cell table:style-name="ce707"/>
          <table:table-cell table:style-name="ce593" table:number-columns-repeated="29"/>
          <table:table-cell table:style-name="ce621"/>
          <table:table-cell table:style-name="ce593" table:number-columns-repeated="2"/>
        </table:table-row>
        <table:table-row table:style-name="ro1">
          <table:table-cell table:style-name="ce593" table:number-columns-repeated="6"/>
          <table:covered-table-cell table:style-name="ce596"/>
          <table:covered-table-cell table:number-columns-repeated="3" table:style-name="ce600"/>
          <table:covered-table-cell table:style-name="ce609"/>
          <table:table-cell table:style-name="ce613"/>
          <table:table-cell table:style-name="ce617"/>
          <table:table-cell table:style-name="ce615"/>
          <table:table-cell table:style-name="ce623"/>
          <table:table-cell table:style-name="ce624"/>
          <table:table-cell table:style-name="ce625"/>
          <table:table-cell table:style-name="ce593" table:number-columns-repeated="2"/>
          <table:covered-table-cell table:number-columns-repeated="3" table:style-name="ce605"/>
          <table:table-cell table:style-name="ce593" table:number-columns-repeated="6"/>
          <table:table-cell table:style-name="ce595" office:value-type="float" office:value="3" calcext:value-type="float" table:number-columns-spanned="5" table:number-rows-spanned="5">
            <text:p>3</text:p>
          </table:table-cell>
          <table:covered-table-cell table:number-columns-repeated="3" table:style-name="ce599"/>
          <table:covered-table-cell table:style-name="ce607"/>
          <table:table-cell table:style-name="ce593" table:number-columns-repeated="6"/>
          <table:covered-table-cell table:number-columns-repeated="3" table:style-name="ce605"/>
          <table:table-cell table:style-name="ce593" table:number-columns-repeated="12"/>
          <table:table-cell table:style-name="ce710"/>
          <table:table-cell table:style-name="ce621"/>
          <table:table-cell table:style-name="ce595" office:value-type="float" office:value="12" calcext:value-type="float" table:number-columns-spanned="5" table:number-rows-spanned="5">
            <text:p>12</text:p>
          </table:table-cell>
          <table:covered-table-cell table:number-columns-repeated="3" table:style-name="ce599"/>
          <table:covered-table-cell table:style-name="ce607"/>
          <table:table-cell table:style-name="ce593" table:number-columns-repeated="9"/>
          <table:table-cell table:style-name="ce604" office:value-type="float" office:value="10" calcext:value-type="float" table:number-columns-spanned="3" table:number-rows-spanned="3">
            <text:p>10</text:p>
          </table:table-cell>
          <table:covered-table-cell table:number-columns-repeated="2" table:style-name="ce605"/>
          <table:table-cell table:style-name="ce593" table:number-columns-repeated="10"/>
          <table:table-cell table:style-name="ce675"/>
          <table:table-cell table:style-name="ce593" table:number-columns-repeated="2"/>
        </table:table-row>
        <table:table-row table:style-name="ro1">
          <table:table-cell table:style-name="ce593" table:number-columns-repeated="6"/>
          <table:covered-table-cell table:style-name="ce598"/>
          <table:covered-table-cell table:number-columns-repeated="3" table:style-name="ce602"/>
          <table:covered-table-cell table:style-name="ce610"/>
          <table:table-cell table:style-name="ce593" table:number-columns-repeated="6"/>
          <table:table-cell table:style-name="ce626"/>
          <table:table-cell table:style-name="ce627"/>
          <table:table-cell table:style-name="ce628"/>
          <table:table-cell table:style-name="ce619"/>
          <table:table-cell table:style-name="ce631"/>
          <table:table-cell table:style-name="ce634"/>
          <table:table-cell table:style-name="ce637"/>
          <table:table-cell table:style-name="ce593" table:number-columns-repeated="4"/>
          <table:covered-table-cell table:style-name="ce596"/>
          <table:covered-table-cell table:number-columns-repeated="3" table:style-name="ce600"/>
          <table:covered-table-cell table:style-name="ce608"/>
          <table:table-cell table:style-name="ce593" table:number-columns-repeated="6"/>
          <table:covered-table-cell table:number-columns-repeated="3" table:style-name="ce605"/>
          <table:table-cell table:style-name="ce593" table:number-columns-repeated="14"/>
          <table:covered-table-cell table:style-name="ce596"/>
          <table:covered-table-cell table:number-columns-repeated="3" table:style-name="ce600"/>
          <table:covered-table-cell table:style-name="ce608"/>
          <table:table-cell table:style-name="ce593" table:number-columns-repeated="9"/>
          <table:covered-table-cell table:number-columns-repeated="3" table:style-name="ce605"/>
          <table:table-cell table:style-name="ce593" table:number-columns-repeated="9"/>
          <table:table-cell table:style-name="ce672"/>
          <table:table-cell table:style-name="ce593" table:number-columns-repeated="3"/>
        </table:table-row>
        <table:table-row table:style-name="ro1">
          <table:table-cell table:style-name="ce593" table:number-columns-repeated="24"/>
          <table:table-cell table:style-name="ce640"/>
          <table:table-cell table:style-name="ce643"/>
          <table:table-cell table:style-name="ce647"/>
          <table:table-cell table:style-name="ce621"/>
          <table:covered-table-cell table:style-name="ce596"/>
          <table:covered-table-cell table:number-columns-repeated="3" table:style-name="ce600"/>
          <table:covered-table-cell table:style-name="ce608"/>
          <table:table-cell table:style-name="ce593" table:number-columns-repeated="23"/>
          <table:covered-table-cell table:style-name="ce596"/>
          <table:covered-table-cell table:number-columns-repeated="3" table:style-name="ce600"/>
          <table:covered-table-cell table:style-name="ce608"/>
          <table:table-cell table:style-name="ce593" table:number-columns-repeated="9"/>
          <table:covered-table-cell table:number-columns-repeated="3" table:style-name="ce605"/>
          <table:table-cell table:style-name="ce593" table:number-columns-repeated="9"/>
          <table:table-cell table:style-name="ce669"/>
          <table:table-cell table:style-name="ce593" table:number-columns-repeated="3"/>
        </table:table-row>
        <table:table-row table:style-name="ro1">
          <table:table-cell table:style-name="ce593" table:number-columns-repeated="28"/>
          <table:covered-table-cell table:style-name="ce596"/>
          <table:covered-table-cell table:number-columns-repeated="3" table:style-name="ce600"/>
          <table:covered-table-cell table:style-name="ce608"/>
          <table:table-cell table:style-name="ce593" table:number-columns-repeated="23"/>
          <table:covered-table-cell table:style-name="ce596"/>
          <table:covered-table-cell table:number-columns-repeated="3" table:style-name="ce600"/>
          <table:covered-table-cell table:style-name="ce608"/>
          <table:table-cell table:style-name="ce593" table:number-columns-repeated="20"/>
          <table:table-cell table:style-name="ce667"/>
          <table:table-cell table:style-name="ce593" table:number-columns-repeated="4"/>
        </table:table-row>
        <table:table-row table:style-name="ro1">
          <table:table-cell table:style-name="ce593" table:number-columns-repeated="28"/>
          <table:covered-table-cell table:style-name="ce598"/>
          <table:covered-table-cell table:number-columns-repeated="3" table:style-name="ce602"/>
          <table:covered-table-cell table:style-name="ce610"/>
          <table:table-cell table:style-name="ce593" table:number-columns-repeated="23"/>
          <table:covered-table-cell table:style-name="ce598"/>
          <table:covered-table-cell table:number-columns-repeated="3" table:style-name="ce602"/>
          <table:covered-table-cell table:style-name="ce610"/>
          <table:table-cell table:style-name="ce593" table:number-columns-repeated="20"/>
          <table:table-cell table:style-name="ce665"/>
          <table:table-cell table:style-name="ce593" table:number-columns-repeated="4"/>
        </table:table-row>
        <table:table-row table:style-name="ro1">
          <table:table-cell table:style-name="ce593" table:number-columns-repeated="23"/>
          <table:table-cell table:style-name="ce604" office:value-type="float" office:value="2" calcext:value-type="float" table:number-columns-spanned="3" table:number-rows-spanned="3">
            <text:p>2</text:p>
          </table:table-cell>
          <table:covered-table-cell table:number-columns-repeated="2" table:style-name="ce605"/>
          <table:table-cell table:style-name="ce593" table:number-columns-repeated="4"/>
          <table:table-cell table:style-name="ce612"/>
          <table:table-cell table:style-name="ce593" table:number-columns-repeated="49"/>
          <table:table-cell table:style-name="ce662"/>
          <table:table-cell table:style-name="ce593" table:number-columns-repeated="5"/>
        </table:table-row>
        <table:table-row table:style-name="ro1">
          <table:table-cell table:style-name="ce593" table:number-columns-repeated="23"/>
          <table:covered-table-cell table:number-columns-repeated="3" table:style-name="ce605"/>
          <table:table-cell table:style-name="ce593" table:number-columns-repeated="2"/>
          <table:table-cell table:style-name="ce616"/>
          <table:table-cell table:style-name="ce611"/>
          <table:table-cell table:style-name="ce593" table:number-columns-repeated="6"/>
          <table:table-cell table:style-name="ce604" office:value-type="float" office:value="11" calcext:value-type="float" table:number-columns-spanned="3" table:number-rows-spanned="3">
            <text:p>11</text:p>
          </table:table-cell>
          <table:covered-table-cell table:number-columns-repeated="2" table:style-name="ce605"/>
          <table:table-cell table:style-name="ce593" table:number-columns-repeated="27"/>
          <table:table-cell table:style-name="ce604" office:value-type="float" office:value="15" calcext:value-type="float" table:number-columns-spanned="3" table:number-rows-spanned="3">
            <text:p>15</text:p>
          </table:table-cell>
          <table:covered-table-cell table:number-columns-repeated="2" table:style-name="ce605"/>
          <table:table-cell table:style-name="ce593" table:number-columns-repeated="11"/>
          <table:table-cell table:style-name="ce661"/>
          <table:table-cell table:style-name="ce593" table:number-columns-repeated="5"/>
        </table:table-row>
        <table:table-row table:style-name="ro1">
          <table:table-cell table:style-name="ce593" table:number-columns-repeated="23"/>
          <table:covered-table-cell table:number-columns-repeated="3" table:style-name="ce605"/>
          <table:table-cell table:style-name="ce593"/>
          <table:table-cell table:style-name="ce615"/>
          <table:table-cell table:style-name="ce593" table:number-columns-repeated="8"/>
          <table:covered-table-cell table:number-columns-repeated="3" table:style-name="ce605"/>
          <table:table-cell table:style-name="ce593" table:number-columns-repeated="27"/>
          <table:covered-table-cell table:number-columns-repeated="3" table:style-name="ce605"/>
          <table:table-cell table:style-name="ce593" table:number-columns-repeated="11"/>
          <table:table-cell table:style-name="ce659"/>
          <table:table-cell table:style-name="ce593" table:number-columns-repeated="5"/>
        </table:table-row>
        <table:table-row table:style-name="ro1">
          <table:table-cell table:style-name="ce593" table:number-columns-repeated="11"/>
          <table:table-cell table:style-name="ce604" office:value-type="float" office:value="6" calcext:value-type="float" table:number-columns-spanned="3" table:number-rows-spanned="3">
            <text:p>6</text:p>
          </table:table-cell>
          <table:covered-table-cell table:number-columns-repeated="2" table:style-name="ce605"/>
          <table:table-cell table:style-name="ce593" table:number-columns-repeated="11"/>
          <table:table-cell table:style-name="ce620"/>
          <table:table-cell table:style-name="ce614"/>
          <table:table-cell table:style-name="ce593" table:number-columns-repeated="9"/>
          <table:covered-table-cell table:number-columns-repeated="3" table:style-name="ce605"/>
          <table:table-cell table:style-name="ce593" table:number-columns-repeated="27"/>
          <table:covered-table-cell table:number-columns-repeated="3" table:style-name="ce605"/>
          <table:table-cell table:style-name="ce593" table:number-columns-repeated="10"/>
          <table:table-cell table:style-name="ce626"/>
          <table:table-cell table:style-name="ce593" table:number-columns-repeated="6"/>
        </table:table-row>
        <table:table-row table:style-name="ro1">
          <table:table-cell table:style-name="ce593" table:number-columns-repeated="11"/>
          <table:covered-table-cell table:number-columns-repeated="3" table:style-name="ce605"/>
          <table:table-cell table:style-name="ce593" table:number-columns-repeated="10"/>
          <table:table-cell table:style-name="ce619"/>
          <table:table-cell table:style-name="ce593" table:number-columns-repeated="54"/>
          <table:table-cell table:style-name="ce625"/>
          <table:table-cell table:style-name="ce604" office:value-type="float" office:value="5" calcext:value-type="float" table:number-columns-spanned="3" table:number-rows-spanned="3">
            <text:p>5</text:p>
          </table:table-cell>
          <table:covered-table-cell table:number-columns-repeated="2" table:style-name="ce605"/>
          <table:table-cell table:style-name="ce593" table:number-columns-repeated="3"/>
        </table:table-row>
        <table:table-row table:style-name="ro1">
          <table:table-cell table:style-name="ce593" table:number-columns-repeated="11"/>
          <table:covered-table-cell table:number-columns-repeated="3" table:style-name="ce605"/>
          <table:table-cell table:style-name="ce593" table:number-columns-repeated="8"/>
          <table:table-cell table:style-name="ce622"/>
          <table:table-cell table:style-name="ce618"/>
          <table:table-cell table:style-name="ce593" table:number-columns-repeated="54"/>
          <table:table-cell table:style-name="ce653"/>
          <table:table-cell table:style-name="ce593"/>
          <table:covered-table-cell table:number-columns-repeated="3" table:style-name="ce605"/>
          <table:table-cell table:style-name="ce593" table:number-columns-repeated="3"/>
        </table:table-row>
        <table:table-row table:style-name="ro1">
          <table:table-cell table:style-name="ce593" table:number-columns-repeated="21"/>
          <table:table-cell table:style-name="ce621"/>
          <table:table-cell table:style-name="ce593" table:number-columns-repeated="56"/>
          <table:table-cell table:style-name="ce650"/>
          <table:table-cell table:style-name="ce593"/>
          <table:covered-table-cell table:number-columns-repeated="3" table:style-name="ce605"/>
          <table:table-cell table:style-name="ce593" table:number-columns-repeated="3"/>
        </table:table-row>
        <table:table-row table:style-name="ro1">
          <table:table-cell table:style-name="ce593" table:number-columns-repeated="18"/>
          <table:table-cell table:style-name="ce595" office:value-type="float" office:value="5" calcext:value-type="float" table:number-columns-spanned="5" table:number-rows-spanned="5">
            <text:p>5</text:p>
          </table:table-cell>
          <table:covered-table-cell table:number-columns-repeated="3" table:style-name="ce599"/>
          <table:covered-table-cell table:style-name="ce607"/>
          <table:table-cell table:style-name="ce593" table:number-columns-repeated="55"/>
          <table:table-cell table:style-name="ce646"/>
          <table:table-cell table:style-name="ce593" table:number-columns-repeated="7"/>
        </table:table-row>
        <table:table-row table:style-name="ro1">
          <table:table-cell table:style-name="ce593" table:number-columns-repeated="18"/>
          <table:covered-table-cell table:style-name="ce596"/>
          <table:covered-table-cell table:number-columns-repeated="3" table:style-name="ce600"/>
          <table:covered-table-cell table:style-name="ce608"/>
          <table:table-cell table:style-name="ce593" table:number-columns-repeated="17"/>
          <table:table-cell table:style-name="ce604" office:value-type="float" office:value="5" calcext:value-type="float" table:number-columns-spanned="3" table:number-rows-spanned="3">
            <text:p>5</text:p>
          </table:table-cell>
          <table:covered-table-cell table:number-columns-repeated="2" table:style-name="ce605"/>
          <table:table-cell table:style-name="ce593" table:number-columns-repeated="34"/>
          <table:table-cell table:style-name="ce642"/>
          <table:table-cell table:style-name="ce593" table:number-columns-repeated="8"/>
        </table:table-row>
        <table:table-row table:style-name="ro1">
          <table:table-cell table:style-name="ce593" table:number-columns-repeated="18"/>
          <table:covered-table-cell table:style-name="ce596"/>
          <table:covered-table-cell table:number-columns-repeated="3" table:style-name="ce600"/>
          <table:covered-table-cell table:style-name="ce608"/>
          <table:table-cell table:style-name="ce593" table:number-columns-repeated="17"/>
          <table:covered-table-cell table:number-columns-repeated="3" table:style-name="ce605"/>
          <table:table-cell table:style-name="ce593" table:number-columns-repeated="34"/>
          <table:table-cell table:style-name="ce639"/>
          <table:table-cell table:style-name="ce593" table:number-columns-repeated="8"/>
        </table:table-row>
        <table:table-row table:style-name="ro1">
          <table:table-cell table:style-name="ce593" table:number-columns-repeated="18"/>
          <table:covered-table-cell table:style-name="ce596"/>
          <table:covered-table-cell table:number-columns-repeated="3" table:style-name="ce600"/>
          <table:covered-table-cell table:style-name="ce608"/>
          <table:table-cell table:style-name="ce612"/>
          <table:table-cell table:style-name="ce629"/>
          <table:table-cell table:style-name="ce644"/>
          <table:table-cell table:style-name="ce648"/>
          <table:table-cell table:style-name="ce651"/>
          <table:table-cell table:style-name="ce611"/>
          <table:table-cell table:style-name="ce655"/>
          <table:table-cell table:style-name="ce657"/>
          <table:table-cell table:style-name="ce593" table:number-columns-repeated="9"/>
          <table:covered-table-cell table:number-columns-repeated="3" table:style-name="ce605"/>
          <table:table-cell table:style-name="ce593" table:number-columns-repeated="33"/>
          <table:table-cell table:style-name="ce636"/>
          <table:table-cell table:style-name="ce593" table:number-columns-repeated="9"/>
        </table:table-row>
        <table:table-row table:style-name="ro1">
          <table:table-cell table:style-name="ce593" table:number-columns-repeated="18"/>
          <table:covered-table-cell table:style-name="ce598"/>
          <table:covered-table-cell table:number-columns-repeated="3" table:style-name="ce602"/>
          <table:covered-table-cell table:style-name="ce610"/>
          <table:table-cell table:style-name="ce593" table:number-columns-repeated="8"/>
          <table:table-cell table:style-name="ce649"/>
          <table:table-cell table:style-name="ce652"/>
          <table:table-cell table:style-name="ce663"/>
          <table:table-cell table:style-name="ce613"/>
          <table:table-cell table:style-name="ce642"/>
          <table:table-cell table:style-name="ce670"/>
          <table:table-cell table:style-name="ce673"/>
          <table:table-cell table:style-name="ce676"/>
          <table:table-cell table:style-name="ce678"/>
          <table:table-cell table:style-name="ce650"/>
          <table:table-cell table:style-name="ce668"/>
          <table:table-cell table:style-name="ce682"/>
          <table:table-cell table:style-name="ce684"/>
          <table:table-cell table:style-name="ce686"/>
          <table:table-cell table:style-name="ce688"/>
          <table:table-cell table:style-name="ce593" table:number-columns-repeated="24"/>
          <table:table-cell table:style-name="ce595" office:value-type="float" office:value="10" calcext:value-type="float" table:number-columns-spanned="5" table:number-rows-spanned="5">
            <text:p>10</text:p>
          </table:table-cell>
          <table:covered-table-cell table:number-columns-repeated="3" table:style-name="ce599"/>
          <table:covered-table-cell table:style-name="ce607"/>
          <table:table-cell table:style-name="ce593"/>
          <table:table-cell table:style-name="ce633"/>
          <table:table-cell table:style-name="ce593" table:number-columns-repeated="9"/>
        </table:table-row>
        <table:table-row table:style-name="ro1">
          <table:table-cell table:style-name="ce593" table:number-columns-repeated="46"/>
          <table:table-cell table:style-name="ce691"/>
          <table:table-cell table:style-name="ce694"/>
          <table:table-cell table:style-name="ce696"/>
          <table:table-cell table:style-name="ce699"/>
          <table:table-cell table:style-name="ce701"/>
          <table:table-cell table:style-name="ce687"/>
          <table:table-cell table:style-name="ce661"/>
          <table:table-cell table:style-name="ce708"/>
          <table:table-cell table:style-name="ce711"/>
          <table:table-cell table:style-name="ce713"/>
          <table:table-cell table:style-name="ce715"/>
          <table:table-cell table:style-name="ce665"/>
          <table:table-cell table:style-name="ce634"/>
          <table:table-cell table:style-name="ce718"/>
          <table:table-cell table:style-name="ce706"/>
          <table:table-cell table:style-name="ce709"/>
          <table:table-cell table:style-name="ce593" table:number-columns-repeated="8"/>
          <table:covered-table-cell table:style-name="ce596"/>
          <table:covered-table-cell table:number-columns-repeated="3" table:style-name="ce600"/>
          <table:covered-table-cell table:style-name="ce608"/>
          <table:table-cell table:style-name="ce630"/>
          <table:table-cell table:style-name="ce593" table:number-columns-repeated="10"/>
        </table:table-row>
        <table:table-row table:style-name="ro1">
          <table:table-cell table:style-name="ce593" table:number-columns-repeated="62"/>
          <table:table-cell table:style-name="ce720"/>
          <table:table-cell table:style-name="ce721"/>
          <table:table-cell table:style-name="ce622"/>
          <table:table-cell table:style-name="ce722"/>
          <table:table-cell table:style-name="ce723"/>
          <table:table-cell table:style-name="ce724"/>
          <table:table-cell table:style-name="ce719"/>
          <table:table-cell table:style-name="ce621"/>
          <table:covered-table-cell table:style-name="ce596"/>
          <table:covered-table-cell table:number-columns-repeated="3" table:style-name="ce600"/>
          <table:covered-table-cell table:style-name="ce608"/>
          <table:table-cell table:style-name="ce612"/>
          <table:table-cell table:style-name="ce593" table:number-columns-repeated="10"/>
        </table:table-row>
        <table:table-row table:style-name="ro1">
          <table:table-cell table:style-name="ce593" table:number-columns-repeated="70"/>
          <table:covered-table-cell table:style-name="ce596"/>
          <table:covered-table-cell table:number-columns-repeated="3" table:style-name="ce600"/>
          <table:covered-table-cell table:style-name="ce608"/>
          <table:table-cell table:style-name="ce593" table:number-columns-repeated="11"/>
        </table:table-row>
        <table:table-row table:style-name="ro1">
          <table:table-cell table:style-name="ce593" table:number-columns-repeated="70"/>
          <table:covered-table-cell table:style-name="ce598"/>
          <table:covered-table-cell table:number-columns-repeated="3" table:style-name="ce602"/>
          <table:covered-table-cell table:style-name="ce610"/>
          <table:table-cell table:style-name="ce593" table:number-columns-repeated="11"/>
        </table:table-row>
        <table:table-row table:style-name="ro1" table:number-rows-repeated="55">
          <table:table-cell table:style-name="ce593" table:number-columns-repeated="86"/>
        </table:table-row>
        <table:table-row table:style-name="ro1" table:number-rows-repeated="1048475">
          <table:table-cell table:number-columns-repeated="86"/>
        </table:table-row>
        <table:table-row table:style-name="ro1">
          <table:table-cell table:number-columns-repeated="86"/>
        </table:table-row>
      </table:table>
      <table:table table:name="data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725" table:default-cell-style-name="Default"/>
        <table:table-row table:style-name="ro2">
          <table:table-cell table:style-name="ce726"/>
          <table:table-cell table:style-name="ce726" office:value-type="string" calcext:value-type="string">
            <text:p>v1</text:p>
          </table:table-cell>
          <table:table-cell table:style-name="ce726" office:value-type="string" calcext:value-type="string">
            <text:p>v2</text:p>
          </table:table-cell>
          <table:table-cell table:style-name="ce726" office:value-type="string" calcext:value-type="string">
            <text:p>v3</text:p>
          </table:table-cell>
          <table:table-cell table:style-name="ce726" office:value-type="string" calcext:value-type="string">
            <text:p>v4</text:p>
          </table:table-cell>
          <table:table-cell table:style-name="ce726" office:value-type="string" calcext:value-type="string">
            <text:p>v5</text:p>
          </table:table-cell>
          <table:table-cell table:style-name="ce726" office:value-type="string" calcext:value-type="string">
            <text:p>v6</text:p>
          </table:table-cell>
          <table:table-cell table:style-name="ce726" office:value-type="string" calcext:value-type="string">
            <text:p>v7</text:p>
          </table:table-cell>
          <table:table-cell table:style-name="ce726" office:value-type="string" calcext:value-type="string">
            <text:p>v8</text:p>
          </table:table-cell>
          <table:table-cell table:style-name="ce726" office:value-type="string" calcext:value-type="string">
            <text:p>v9</text:p>
          </table:table-cell>
          <table:table-cell table:style-name="ce726" office:value-type="string" calcext:value-type="string">
            <text:p>v10</text:p>
          </table:table-cell>
          <table:table-cell table:style-name="ce726" table:number-columns-repeated="717"/>
        </table:table-row>
        <table:table-row table:style-name="ro2">
          <table:table-cell table:style-name="ce726" office:value-type="string" calcext:value-type="string">
            <text:p>v1</text:p>
          </table:table-cell>
          <table:table-cell table:style-name="ce727" office:value-type="string" calcext:value-type="string">
            <text:p>inf</text:p>
          </table:table-cell>
          <table:table-cell table:style-name="ce730" office:value-type="float" office:value="5" calcext:value-type="float">
            <text:p>5</text:p>
          </table:table-cell>
          <table:table-cell table:style-name="ce730" office:value-type="float" office:value="3" calcext:value-type="float">
            <text:p>3</text:p>
          </table:table-cell>
          <table:table-cell table:style-name="ce730" office:value-type="float" office:value="6" calcext:value-type="float">
            <text:p>6</text:p>
          </table:table-cell>
          <table:table-cell table:number-columns-repeated="5" table:style-name="ce730" office:value-type="string" calcext:value-type="string">
            <text:p>inf</text:p>
          </table:table-cell>
          <table:table-cell table:style-name="ce733" office:value-type="string" calcext:value-type="string">
            <text:p>inf</text:p>
          </table:table-cell>
          <table:table-cell table:style-name="ce726" table:number-columns-repeated="717"/>
        </table:table-row>
        <table:table-row table:style-name="ro2">
          <table:table-cell table:style-name="ce726" office:value-type="string" calcext:value-type="string">
            <text:p>v2</text:p>
          </table:table-cell>
          <table:table-cell table:style-name="ce728" office:value-type="string" calcext:value-type="string">
            <text:p>inf</text:p>
          </table:table-cell>
          <table:table-cell table:number-columns-repeated="3" table:style-name="ce731" office:value-type="string" calcext:value-type="string">
            <text:p>inf</text:p>
          </table:table-cell>
          <table:table-cell table:style-name="ce731" office:value-type="float" office:value="4" calcext:value-type="float">
            <text:p>4</text:p>
          </table:table-cell>
          <table:table-cell table:style-name="ce731" office:value-type="float" office:value="13" calcext:value-type="float">
            <text:p>13</text:p>
          </table:table-cell>
          <table:table-cell table:style-name="ce731" office:value-type="float" office:value="6" calcext:value-type="float">
            <text:p>6</text:p>
          </table:table-cell>
          <table:table-cell table:number-columns-repeated="2" table:style-name="ce731" office:value-type="string" calcext:value-type="string">
            <text:p>inf</text:p>
          </table:table-cell>
          <table:table-cell table:style-name="ce734" office:value-type="string" calcext:value-type="string">
            <text:p>inf</text:p>
          </table:table-cell>
          <table:table-cell table:style-name="ce726" table:number-columns-repeated="717"/>
        </table:table-row>
        <table:table-row table:style-name="ro2">
          <table:table-cell table:style-name="ce726" office:value-type="string" calcext:value-type="string">
            <text:p>v3</text:p>
          </table:table-cell>
          <table:table-cell table:style-name="ce728" office:value-type="string" calcext:value-type="string">
            <text:p>inf</text:p>
          </table:table-cell>
          <table:table-cell table:style-name="ce731" office:value-type="float" office:value="6" calcext:value-type="float">
            <text:p>6</text:p>
          </table:table-cell>
          <table:table-cell table:style-name="ce731" office:value-type="string" calcext:value-type="string">
            <text:p>inf</text:p>
          </table:table-cell>
          <table:table-cell table:style-name="ce731" office:value-type="float" office:value="2" calcext:value-type="float">
            <text:p>2</text:p>
          </table:table-cell>
          <table:table-cell table:number-columns-repeated="5" table:style-name="ce731" office:value-type="string" calcext:value-type="string">
            <text:p>inf</text:p>
          </table:table-cell>
          <table:table-cell table:style-name="ce734" office:value-type="string" calcext:value-type="string">
            <text:p>inf</text:p>
          </table:table-cell>
          <table:table-cell table:style-name="ce726" table:number-columns-repeated="717"/>
        </table:table-row>
        <table:table-row table:style-name="ro2">
          <table:table-cell table:style-name="ce726" office:value-type="string" calcext:value-type="string">
            <text:p>v4</text:p>
          </table:table-cell>
          <table:table-cell table:style-name="ce728" office:value-type="string" calcext:value-type="string">
            <text:p>inf</text:p>
          </table:table-cell>
          <table:table-cell table:number-columns-repeated="6" table:style-name="ce731" office:value-type="string" calcext:value-type="string">
            <text:p>inf</text:p>
          </table:table-cell>
          <table:table-cell table:style-name="ce731" office:value-type="float" office:value="11" calcext:value-type="float">
            <text:p>11</text:p>
          </table:table-cell>
          <table:table-cell table:style-name="ce731" office:value-type="float" office:value="5" calcext:value-type="float">
            <text:p>5</text:p>
          </table:table-cell>
          <table:table-cell table:style-name="ce734" office:value-type="string" calcext:value-type="string">
            <text:p>inf</text:p>
          </table:table-cell>
          <table:table-cell table:style-name="ce726" table:number-columns-repeated="717"/>
        </table:table-row>
        <table:table-row table:style-name="ro2">
          <table:table-cell table:style-name="ce726" office:value-type="string" calcext:value-type="string">
            <text:p>v5</text:p>
          </table:table-cell>
          <table:table-cell table:style-name="ce728" office:value-type="string" calcext:value-type="string">
            <text:p>inf</text:p>
          </table:table-cell>
          <table:table-cell table:number-columns-repeated="5" table:style-name="ce731" office:value-type="string" calcext:value-type="string">
            <text:p>inf</text:p>
          </table:table-cell>
          <table:table-cell table:style-name="ce731" office:value-type="float" office:value="9" calcext:value-type="float">
            <text:p>9</text:p>
          </table:table-cell>
          <table:table-cell table:style-name="ce731" office:value-type="float" office:value="3" calcext:value-type="float">
            <text:p>3</text:p>
          </table:table-cell>
          <table:table-cell table:style-name="ce731" office:value-type="string" calcext:value-type="string">
            <text:p>inf</text:p>
          </table:table-cell>
          <table:table-cell table:style-name="ce734" office:value-type="string" calcext:value-type="string">
            <text:p>inf</text:p>
          </table:table-cell>
          <table:table-cell table:style-name="ce726" table:number-columns-repeated="717"/>
        </table:table-row>
        <table:table-row table:style-name="ro2">
          <table:table-cell table:style-name="ce726" office:value-type="string" calcext:value-type="string">
            <text:p>v6</text:p>
          </table:table-cell>
          <table:table-cell table:style-name="ce728" office:value-type="string" calcext:value-type="string">
            <text:p>inf</text:p>
          </table:table-cell>
          <table:table-cell table:number-columns-repeated="8" table:style-name="ce731" office:value-type="string" calcext:value-type="string">
            <text:p>inf</text:p>
          </table:table-cell>
          <table:table-cell table:style-name="ce734" office:value-type="float" office:value="3" calcext:value-type="float">
            <text:p>3</text:p>
          </table:table-cell>
          <table:table-cell table:style-name="ce726" table:number-columns-repeated="59"/>
          <table:table-cell table:style-name="ce877"/>
          <table:table-cell table:style-name="ce880"/>
          <table:table-cell table:style-name="ce883"/>
          <table:table-cell table:style-name="ce736"/>
          <table:table-cell table:style-name="ce726" table:number-columns-repeated="654"/>
        </table:table-row>
        <table:table-row table:style-name="ro2">
          <table:table-cell table:style-name="ce726" office:value-type="string" calcext:value-type="string">
            <text:p>v7</text:p>
          </table:table-cell>
          <table:table-cell table:style-name="ce728" office:value-type="string" calcext:value-type="string">
            <text:p>inf</text:p>
          </table:table-cell>
          <table:table-cell table:number-columns-repeated="4" table:style-name="ce731" office:value-type="string" calcext:value-type="string">
            <text:p>inf</text:p>
          </table:table-cell>
          <table:table-cell table:style-name="ce731" office:value-type="float" office:value="2" calcext:value-type="float">
            <text:p>2</text:p>
          </table:table-cell>
          <table:table-cell table:number-columns-repeated="3" table:style-name="ce731" office:value-type="string" calcext:value-type="string">
            <text:p>inf</text:p>
          </table:table-cell>
          <table:table-cell table:style-name="ce734" office:value-type="float" office:value="7" calcext:value-type="float">
            <text:p>7</text:p>
          </table:table-cell>
          <table:table-cell table:style-name="ce726" table:number-columns-repeated="717"/>
        </table:table-row>
        <table:table-row table:style-name="ro2">
          <table:table-cell table:style-name="ce726" office:value-type="string" calcext:value-type="string">
            <text:p>v8</text:p>
          </table:table-cell>
          <table:table-cell table:style-name="ce728" office:value-type="string" calcext:value-type="string">
            <text:p>inf</text:p>
          </table:table-cell>
          <table:table-cell table:style-name="ce731" office:value-type="string" calcext:value-type="string">
            <text:p>inf</text:p>
          </table:table-cell>
          <table:table-cell table:style-name="ce731" office:value-type="float" office:value="2" calcext:value-type="float">
            <text:p>2</text:p>
          </table:table-cell>
          <table:table-cell table:number-columns-repeated="3" table:style-name="ce731" office:value-type="string" calcext:value-type="string">
            <text:p>inf</text:p>
          </table:table-cell>
          <table:table-cell table:style-name="ce731" office:value-type="float" office:value="6" calcext:value-type="float">
            <text:p>6</text:p>
          </table:table-cell>
          <table:table-cell table:style-name="ce731" office:value-type="string" calcext:value-type="string">
            <text:p>inf</text:p>
          </table:table-cell>
          <table:table-cell table:style-name="ce731" office:value-type="float" office:value="15" calcext:value-type="float">
            <text:p>15</text:p>
          </table:table-cell>
          <table:table-cell table:style-name="ce734" office:value-type="float" office:value="10" calcext:value-type="float">
            <text:p>10</text:p>
          </table:table-cell>
          <table:table-cell table:style-name="ce726" table:number-columns-repeated="9"/>
          <table:table-cell table:style-name="ce740"/>
          <table:table-cell table:style-name="ce742"/>
          <table:table-cell table:style-name="ce744"/>
          <table:table-cell table:style-name="ce747"/>
          <table:table-cell table:style-name="ce750"/>
          <table:table-cell table:style-name="ce726" table:number-columns-repeated="49"/>
          <table:table-cell table:style-name="ce736"/>
          <table:table-cell table:style-name="ce726" table:number-columns-repeated="3"/>
          <table:table-cell table:style-name="ce740"/>
          <table:table-cell table:style-name="ce726" table:number-columns-repeated="649"/>
        </table:table-row>
        <table:table-row table:style-name="ro2">
          <table:table-cell table:style-name="ce726" office:value-type="string" calcext:value-type="string">
            <text:p>v9</text:p>
          </table:table-cell>
          <table:table-cell table:style-name="ce728" office:value-type="string" calcext:value-type="string">
            <text:p>inf</text:p>
          </table:table-cell>
          <table:table-cell table:number-columns-repeated="8" table:style-name="ce731" office:value-type="string" calcext:value-type="string">
            <text:p>inf</text:p>
          </table:table-cell>
          <table:table-cell table:style-name="ce734" office:value-type="float" office:value="5" calcext:value-type="float">
            <text:p>5</text:p>
          </table:table-cell>
          <table:table-cell table:style-name="ce726" table:number-columns-repeated="14"/>
          <table:table-cell table:style-name="ce754"/>
          <table:table-cell table:style-name="ce759"/>
          <table:table-cell table:style-name="ce764"/>
          <table:table-cell table:style-name="ce769"/>
          <table:table-cell table:style-name="ce774"/>
          <table:table-cell table:style-name="ce777"/>
          <table:table-cell table:style-name="ce778"/>
          <table:table-cell table:style-name="ce780"/>
          <table:table-cell table:style-name="ce726" table:number-columns-repeated="39"/>
          <table:table-cell table:style-name="ce884"/>
          <table:table-cell table:style-name="ce886"/>
          <table:table-cell table:style-name="ce726" table:number-columns-repeated="5"/>
          <table:table-cell table:style-name="ce773"/>
          <table:table-cell table:style-name="ce726" table:number-columns-repeated="648"/>
        </table:table-row>
        <table:table-row table:style-name="ro2">
          <table:table-cell table:style-name="ce726" office:value-type="string" calcext:value-type="string">
            <text:p>v10</text:p>
          </table:table-cell>
          <table:table-cell table:style-name="ce729" office:value-type="string" calcext:value-type="string">
            <text:p>inf</text:p>
          </table:table-cell>
          <table:table-cell table:number-columns-repeated="8" table:style-name="ce732" office:value-type="string" calcext:value-type="string">
            <text:p>inf</text:p>
          </table:table-cell>
          <table:table-cell table:style-name="ce735" office:value-type="string" calcext:value-type="string">
            <text:p>inf</text:p>
          </table:table-cell>
          <table:table-cell table:style-name="ce726" table:number-columns-repeated="22"/>
          <table:table-cell table:style-name="ce782"/>
          <table:table-cell table:style-name="ce785"/>
          <table:table-cell table:style-name="ce789"/>
          <table:table-cell table:style-name="ce793"/>
          <table:table-cell table:style-name="ce796"/>
          <table:table-cell table:style-name="ce798"/>
          <table:table-cell table:style-name="ce748"/>
          <table:table-cell table:style-name="ce805"/>
          <table:table-cell table:style-name="ce726" table:number-columns-repeated="29"/>
          <table:table-cell table:style-name="ce878"/>
          <table:table-cell table:style-name="ce881"/>
          <table:table-cell table:style-name="ce726" table:number-columns-repeated="7"/>
          <table:table-cell table:style-name="ce771"/>
          <table:table-cell table:style-name="ce726" table:number-columns-repeated="648"/>
        </table:table-row>
        <table:table-row table:style-name="ro2">
          <table:table-cell table:style-name="ce726" table:number-columns-repeated="16"/>
          <table:table-cell table:style-name="ce736"/>
          <table:table-cell table:style-name="ce726" table:number-columns-repeated="24"/>
          <table:table-cell table:style-name="ce809"/>
          <table:table-cell table:style-name="ce745"/>
          <table:table-cell table:style-name="ce811"/>
          <table:table-cell table:style-name="ce817"/>
          <table:table-cell table:style-name="ce820"/>
          <table:table-cell table:style-name="ce810"/>
          <table:table-cell table:style-name="ce825"/>
          <table:table-cell table:style-name="ce806"/>
          <table:table-cell table:style-name="ce726" table:number-columns-repeated="19"/>
          <table:table-cell table:style-name="ce874"/>
          <table:table-cell table:style-name="ce875"/>
          <table:table-cell table:style-name="ce726" table:number-columns-repeated="10"/>
          <table:table-cell table:style-name="ce766"/>
          <table:table-cell table:style-name="ce726" table:number-columns-repeated="647"/>
        </table:table-row>
        <table:table-row table:style-name="ro2">
          <table:table-cell table:style-name="ce726" table:number-columns-repeated="17"/>
          <table:table-cell table:style-name="ce737"/>
          <table:table-cell table:style-name="ce726" table:number-columns-repeated="31"/>
          <table:table-cell table:style-name="ce831"/>
          <table:table-cell table:style-name="ce836"/>
          <table:table-cell table:style-name="ce840"/>
          <table:table-cell table:style-name="ce830"/>
          <table:table-cell table:style-name="ce848"/>
          <table:table-cell table:style-name="ce853"/>
          <table:table-cell table:style-name="ce857"/>
          <table:table-cell table:style-name="ce858"/>
          <table:table-cell table:style-name="ce726" table:number-columns-repeated="10"/>
          <table:table-cell table:style-name="ce740"/>
          <table:table-cell table:style-name="ce726" table:number-columns-repeated="12"/>
          <table:table-cell table:style-name="ce761"/>
          <table:table-cell table:style-name="ce726" table:number-columns-repeated="647"/>
        </table:table-row>
        <table:table-row table:style-name="ro2">
          <table:table-cell table:style-name="ce726" table:number-columns-repeated="18"/>
          <table:table-cell table:style-name="ce738"/>
          <table:table-cell table:style-name="ce726" table:number-columns-repeated="38"/>
          <table:table-cell table:style-name="ce859"/>
          <table:table-cell table:style-name="ce861"/>
          <table:table-cell table:style-name="ce786"/>
          <table:table-cell table:style-name="ce864"/>
          <table:table-cell table:style-name="ce736"/>
          <table:table-cell table:style-name="ce726" table:number-columns-repeated="19"/>
          <table:table-cell table:style-name="ce756"/>
          <table:table-cell table:style-name="ce726" table:number-columns-repeated="646"/>
        </table:table-row>
        <table:table-row table:style-name="ro2">
          <table:table-cell table:style-name="ce726" table:number-columns-repeated="19"/>
          <table:table-cell table:style-name="ce739"/>
          <table:table-cell table:style-name="ce726" table:number-columns-repeated="61"/>
          <table:table-cell table:style-name="ce752"/>
          <table:table-cell table:style-name="ce726" table:number-columns-repeated="646"/>
        </table:table-row>
        <table:table-row table:style-name="ro2">
          <table:table-cell table:style-name="ce726" table:number-columns-repeated="20"/>
          <table:table-cell table:style-name="ce741"/>
          <table:table-cell table:style-name="ce726" table:number-columns-repeated="36"/>
          <table:table-cell table:style-name="ce827"/>
          <table:table-cell table:style-name="ce834"/>
          <table:table-cell table:style-name="ce843"/>
          <table:table-cell table:style-name="ce851"/>
          <table:table-cell table:style-name="ce736"/>
          <table:table-cell table:style-name="ce726" table:number-columns-repeated="5"/>
          <table:table-cell table:style-name="ce740"/>
          <table:table-cell table:style-name="ce770"/>
          <table:table-cell table:style-name="ce765"/>
          <table:table-cell table:style-name="ce726" table:number-columns-repeated="12"/>
          <table:table-cell table:style-name="ce749"/>
          <table:table-cell table:style-name="ce726" table:number-columns-repeated="645"/>
        </table:table-row>
        <table:table-row table:style-name="ro2">
          <table:table-cell table:style-name="ce726" table:number-columns-repeated="21"/>
          <table:table-cell table:style-name="ce743"/>
          <table:table-cell table:style-name="ce726" table:number-columns-repeated="27"/>
          <table:table-cell table:style-name="ce779"/>
          <table:table-cell table:style-name="ce783"/>
          <table:table-cell table:style-name="ce791"/>
          <table:table-cell table:style-name="ce798"/>
          <table:table-cell table:style-name="ce803"/>
          <table:table-cell table:style-name="ce811"/>
          <table:table-cell table:style-name="ce815"/>
          <table:table-cell table:style-name="ce821"/>
          <table:table-cell table:style-name="ce726" table:number-columns-repeated="13"/>
          <table:table-cell table:style-name="ce760"/>
          <table:table-cell table:style-name="ce755"/>
          <table:table-cell table:style-name="ce751"/>
          <table:table-cell table:style-name="ce748"/>
          <table:table-cell table:style-name="ce726" table:number-columns-repeated="8"/>
          <table:table-cell table:style-name="ce746"/>
          <table:table-cell table:style-name="ce726" table:number-columns-repeated="645"/>
        </table:table-row>
        <table:table-row table:style-name="ro2">
          <table:table-cell table:style-name="ce726" table:number-columns-repeated="22"/>
          <table:table-cell table:style-name="ce745"/>
          <table:table-cell table:style-name="ce748"/>
          <table:table-cell table:style-name="ce726" table:number-columns-repeated="21"/>
          <table:table-cell table:style-name="ce740"/>
          <table:table-cell table:style-name="ce757"/>
          <table:table-cell table:style-name="ce767"/>
          <table:table-cell table:style-name="ce775"/>
          <table:table-cell table:style-name="ce726" table:number-columns-repeated="14"/>
          <table:table-cell table:style-name="ce736"/>
          <table:table-cell table:style-name="ce726" table:number-columns-repeated="10"/>
          <table:table-cell table:style-name="ce745"/>
          <table:table-cell table:style-name="ce743"/>
          <table:table-cell table:style-name="ce741"/>
          <table:table-cell table:style-name="ce739"/>
          <table:table-cell table:style-name="ce726" table:number-columns-repeated="5"/>
          <table:table-cell table:style-name="ce736"/>
          <table:table-cell table:style-name="ce726" table:number-columns-repeated="644"/>
        </table:table-row>
        <table:table-row table:style-name="ro2">
          <table:table-cell table:style-name="ce726" table:number-columns-repeated="24"/>
          <table:table-cell table:style-name="ce751"/>
          <table:table-cell table:style-name="ce726" table:number-columns-repeated="37"/>
          <table:table-cell table:style-name="ce866"/>
          <table:table-cell table:style-name="ce726" table:number-columns-repeated="15"/>
          <table:table-cell table:style-name="ce738"/>
          <table:table-cell table:style-name="ce737"/>
          <table:table-cell table:style-name="ce736"/>
          <table:table-cell table:style-name="ce726" table:number-columns-repeated="647"/>
        </table:table-row>
        <table:table-row table:style-name="ro2">
          <table:table-cell table:style-name="ce726" table:number-columns-repeated="25"/>
          <table:table-cell table:style-name="ce755"/>
          <table:table-cell table:style-name="ce726" table:number-columns-repeated="19"/>
          <table:table-cell table:style-name="ce740"/>
          <table:table-cell table:style-name="ce726" table:number-columns-repeated="16"/>
          <table:table-cell table:style-name="ce752"/>
          <table:table-cell table:style-name="ce726" table:number-columns-repeated="665"/>
        </table:table-row>
        <table:table-row table:style-name="ro2">
          <table:table-cell table:style-name="ce726" table:number-columns-repeated="26"/>
          <table:table-cell table:style-name="ce760"/>
          <table:table-cell table:style-name="ce726" table:number-columns-repeated="19"/>
          <table:table-cell table:style-name="ce823"/>
          <table:table-cell table:style-name="ce826"/>
          <table:table-cell table:style-name="ce726" table:number-columns-repeated="13"/>
          <table:table-cell table:style-name="ce803"/>
          <table:table-cell table:style-name="ce726" table:number-columns-repeated="17"/>
          <table:table-cell table:style-name="ce889"/>
          <table:table-cell table:style-name="ce736"/>
          <table:table-cell table:style-name="ce726" table:number-columns-repeated="647"/>
        </table:table-row>
        <table:table-row table:style-name="ro2">
          <table:table-cell table:style-name="ce726" table:number-columns-repeated="27"/>
          <table:table-cell table:style-name="ce765"/>
          <table:table-cell table:style-name="ce726" table:number-columns-repeated="20"/>
          <table:table-cell table:style-name="ce829"/>
          <table:table-cell table:style-name="ce832"/>
          <table:table-cell table:style-name="ce726" table:number-columns-repeated="10"/>
          <table:table-cell table:style-name="ce766"/>
          <table:table-cell table:style-name="ce726" table:number-columns-repeated="15"/>
          <table:table-cell table:style-name="ce887"/>
          <table:table-cell table:style-name="ce838"/>
          <table:table-cell table:style-name="ce888"/>
          <table:table-cell table:style-name="ce726" table:number-columns-repeated="649"/>
        </table:table-row>
        <table:table-row table:style-name="ro2">
          <table:table-cell table:style-name="ce726" table:number-columns-repeated="28"/>
          <table:table-cell table:style-name="ce770"/>
          <table:table-cell table:style-name="ce726" table:number-columns-repeated="21"/>
          <table:table-cell table:style-name="ce803"/>
          <table:table-cell table:style-name="ce841"/>
          <table:table-cell table:style-name="ce726" table:number-columns-repeated="8"/>
          <table:table-cell table:style-name="ce865"/>
          <table:table-cell table:style-name="ce726" table:number-columns-repeated="12"/>
          <table:table-cell table:style-name="ce847"/>
          <table:table-cell table:style-name="ce806"/>
          <table:table-cell table:style-name="ce860"/>
          <table:table-cell table:style-name="ce726" table:number-columns-repeated="652"/>
        </table:table-row>
        <table:table-row table:style-name="ro2">
          <table:table-cell table:style-name="ce726" table:number-columns-repeated="29"/>
          <table:table-cell table:style-name="ce740"/>
          <table:table-cell table:style-name="ce726" table:number-columns-repeated="22"/>
          <table:table-cell table:style-name="ce844"/>
          <table:table-cell table:style-name="ce849"/>
          <table:table-cell table:style-name="ce726" table:number-columns-repeated="5"/>
          <table:table-cell table:style-name="ce740"/>
          <table:table-cell table:style-name="ce726" table:number-columns-repeated="9"/>
          <table:table-cell table:style-name="ce876"/>
          <table:table-cell table:style-name="ce879"/>
          <table:table-cell table:style-name="ce882"/>
          <table:table-cell table:style-name="ce885"/>
          <table:table-cell table:style-name="ce726" table:number-columns-repeated="10"/>
          <table:table-cell table:style-name="ce736"/>
          <table:table-cell table:style-name="ce726" table:number-columns-repeated="644"/>
        </table:table-row>
        <table:table-row table:style-name="ro2">
          <table:table-cell table:style-name="ce726" table:number-columns-repeated="54"/>
          <table:table-cell table:style-name="ce854"/>
          <table:table-cell table:style-name="ce736"/>
          <table:table-cell table:style-name="ce726" table:number-columns-repeated="10"/>
          <table:table-cell table:style-name="ce792"/>
          <table:table-cell table:style-name="ce782"/>
          <table:table-cell table:style-name="ce808"/>
          <table:table-cell table:style-name="ce726" table:number-columns-repeated="14"/>
          <table:table-cell table:style-name="ce889"/>
          <table:table-cell table:style-name="ce726" table:number-columns-repeated="644"/>
        </table:table-row>
        <table:table-row table:style-name="ro2">
          <table:table-cell table:style-name="ce726" table:number-columns-repeated="63"/>
          <table:table-cell table:style-name="ce868"/>
          <table:table-cell table:style-name="ce772"/>
          <table:table-cell table:style-name="ce870"/>
          <table:table-cell table:style-name="ce726" table:number-columns-repeated="16"/>
          <table:table-cell table:style-name="ce888"/>
          <table:table-cell table:style-name="ce726" table:number-columns-repeated="645"/>
        </table:table-row>
        <table:table-row table:style-name="ro2">
          <table:table-cell table:style-name="ce726" table:number-columns-repeated="33"/>
          <table:table-cell table:style-name="ce736"/>
          <table:table-cell table:style-name="ce786"/>
          <table:table-cell table:style-name="ce790"/>
          <table:table-cell table:style-name="ce794"/>
          <table:table-cell table:style-name="ce797"/>
          <table:table-cell table:style-name="ce799"/>
          <table:table-cell table:style-name="ce802"/>
          <table:table-cell table:style-name="ce806"/>
          <table:table-cell table:style-name="ce810"/>
          <table:table-cell table:style-name="ce812"/>
          <table:table-cell table:style-name="ce814"/>
          <table:table-cell table:style-name="ce803"/>
          <table:table-cell table:style-name="ce819"/>
          <table:table-cell table:style-name="ce795"/>
          <table:table-cell table:style-name="ce789"/>
          <table:table-cell table:style-name="ce782"/>
          <table:table-cell table:style-name="ce833"/>
          <table:table-cell table:style-name="ce837"/>
          <table:table-cell table:style-name="ce842"/>
          <table:table-cell table:style-name="ce845"/>
          <table:table-cell table:style-name="ce850"/>
          <table:table-cell table:style-name="ce744"/>
          <table:table-cell table:style-name="ce740"/>
          <table:table-cell table:style-name="ce726" table:number-columns-repeated="5"/>
          <table:table-cell table:style-name="ce740"/>
          <table:table-cell table:style-name="ce867"/>
          <table:table-cell table:style-name="ce726" table:number-columns-repeated="19"/>
          <table:table-cell table:style-name="ce838"/>
          <table:table-cell table:style-name="ce726" table:number-columns-repeated="645"/>
        </table:table-row>
        <table:table-row table:style-name="ro2">
          <table:table-cell table:style-name="ce726" table:number-columns-repeated="81"/>
          <table:table-cell table:style-name="ce887"/>
          <table:table-cell table:style-name="ce726" table:number-columns-repeated="646"/>
        </table:table-row>
        <table:table-row table:style-name="ro2">
          <table:table-cell table:style-name="ce726" table:number-columns-repeated="54"/>
          <table:table-cell table:style-name="ce855"/>
          <table:table-cell table:style-name="ce736"/>
          <table:table-cell table:style-name="ce726" table:number-columns-repeated="5"/>
          <table:table-cell table:style-name="ce740"/>
          <table:table-cell table:style-name="ce726" table:number-columns-repeated="19"/>
          <table:table-cell table:style-name="ce860"/>
          <table:table-cell table:style-name="ce726" table:number-columns-repeated="646"/>
        </table:table-row>
        <table:table-row table:style-name="ro2">
          <table:table-cell table:style-name="ce726" table:number-columns-repeated="30"/>
          <table:table-cell table:style-name="ce740"/>
          <table:table-cell table:style-name="ce726" table:number-columns-repeated="19"/>
          <table:table-cell table:style-name="ce838"/>
          <table:table-cell table:style-name="ce843"/>
          <table:table-cell table:style-name="ce846"/>
          <table:table-cell table:style-name="ce851"/>
          <table:table-cell table:style-name="ce726" table:number-columns-repeated="8"/>
          <table:table-cell table:style-name="ce850"/>
          <table:table-cell table:style-name="ce726" table:number-columns-repeated="17"/>
          <table:table-cell table:style-name="ce806"/>
          <table:table-cell table:style-name="ce726" table:number-columns-repeated="647"/>
        </table:table-row>
        <table:table-row table:style-name="ro2">
          <table:table-cell table:style-name="ce726" table:number-columns-repeated="28"/>
          <table:table-cell table:style-name="ce771"/>
          <table:table-cell table:style-name="ce773"/>
          <table:table-cell table:style-name="ce726" table:number-columns-repeated="17"/>
          <table:table-cell table:style-name="ce827"/>
          <table:table-cell table:style-name="ce830"/>
          <table:table-cell table:style-name="ce834"/>
          <table:table-cell table:style-name="ce726" table:number-columns-repeated="13"/>
          <table:table-cell table:style-name="ce842"/>
          <table:table-cell table:style-name="ce726" table:number-columns-repeated="16"/>
          <table:table-cell table:style-name="ce847"/>
          <table:table-cell table:style-name="ce726" table:number-columns-repeated="647"/>
        </table:table-row>
        <table:table-row table:style-name="ro2">
          <table:table-cell table:style-name="ce726" table:number-columns-repeated="27"/>
          <table:table-cell table:style-name="ce766"/>
          <table:table-cell table:style-name="ce726" table:number-columns-repeated="15"/>
          <table:table-cell table:style-name="ce815"/>
          <table:table-cell table:style-name="ce818"/>
          <table:table-cell table:style-name="ce821"/>
          <table:table-cell table:style-name="ce824"/>
          <table:table-cell table:style-name="ce726" table:number-columns-repeated="16"/>
          <table:table-cell table:style-name="ce833"/>
          <table:table-cell table:style-name="ce726" table:number-columns-repeated="16"/>
          <table:table-cell table:style-name="ce885"/>
          <table:table-cell table:style-name="ce726" table:number-columns-repeated="647"/>
        </table:table-row>
        <table:table-row table:style-name="ro2">
          <table:table-cell table:style-name="ce726" table:number-columns-repeated="25"/>
          <table:table-cell table:style-name="ce756"/>
          <table:table-cell table:style-name="ce761"/>
          <table:table-cell table:style-name="ce726" table:number-columns-repeated="12"/>
          <table:table-cell table:style-name="ce803"/>
          <table:table-cell table:style-name="ce807"/>
          <table:table-cell table:style-name="ce811"/>
          <table:table-cell table:style-name="ce812"/>
          <table:table-cell table:style-name="ce726" table:number-columns-repeated="21"/>
          <table:table-cell table:style-name="ce789"/>
          <table:table-cell table:style-name="ce726" table:number-columns-repeated="14"/>
          <table:table-cell table:style-name="ce882"/>
          <table:table-cell table:style-name="ce726" table:number-columns-repeated="648"/>
        </table:table-row>
        <table:table-row table:style-name="ro2">
          <table:table-cell table:style-name="ce726" table:number-columns-repeated="24"/>
          <table:table-cell table:style-name="ce752"/>
          <table:table-cell table:style-name="ce726" table:number-columns-repeated="11"/>
          <table:table-cell table:style-name="ce795"/>
          <table:table-cell table:style-name="ce798"/>
          <table:table-cell table:style-name="ce800"/>
          <table:table-cell table:style-name="ce726" table:number-columns-repeated="26"/>
          <table:table-cell table:style-name="ce819"/>
          <table:table-cell table:style-name="ce726" table:number-columns-repeated="13"/>
          <table:table-cell table:style-name="ce879"/>
          <table:table-cell table:style-name="ce726" table:number-columns-repeated="648"/>
        </table:table-row>
        <table:table-row table:style-name="ro2">
          <table:table-cell table:style-name="ce726" table:number-columns-repeated="22"/>
          <table:table-cell table:style-name="ce746"/>
          <table:table-cell table:style-name="ce749"/>
          <table:table-cell table:style-name="ce726" table:number-columns-repeated="8"/>
          <table:table-cell table:style-name="ce781"/>
          <table:table-cell table:style-name="ce783"/>
          <table:table-cell table:style-name="ce787"/>
          <table:table-cell table:style-name="ce791"/>
          <table:table-cell table:style-name="ce726" table:number-columns-repeated="30"/>
          <table:table-cell table:style-name="ce814"/>
          <table:table-cell table:style-name="ce726" table:number-columns-repeated="11"/>
          <table:table-cell table:style-name="ce876"/>
          <table:table-cell table:style-name="ce726" table:number-columns-repeated="649"/>
        </table:table-row>
        <table:table-row table:style-name="ro2">
          <table:table-cell table:style-name="ce726" table:number-columns-repeated="21"/>
          <table:table-cell table:style-name="ce736"/>
          <table:table-cell table:style-name="ce726" table:number-columns-repeated="7"/>
          <table:table-cell table:style-name="ce775"/>
          <table:table-cell table:style-name="ce774"/>
          <table:table-cell table:style-name="ce779"/>
          <table:table-cell table:style-name="ce726" table:number-columns-repeated="35"/>
          <table:table-cell table:style-name="ce810"/>
          <table:table-cell table:style-name="ce726" table:number-columns-repeated="10"/>
          <table:table-cell table:style-name="ce808"/>
          <table:table-cell table:style-name="ce726" table:number-columns-repeated="649"/>
        </table:table-row>
        <table:table-row table:style-name="ro2">
          <table:table-cell table:style-name="ce726" table:number-columns-repeated="25"/>
          <table:table-cell table:style-name="ce757"/>
          <table:table-cell table:style-name="ce762"/>
          <table:table-cell table:style-name="ce767"/>
          <table:table-cell table:style-name="ce772"/>
          <table:table-cell table:style-name="ce726" table:number-columns-repeated="39"/>
          <table:table-cell table:style-name="ce802"/>
          <table:table-cell table:style-name="ce726" table:number-columns-repeated="9"/>
          <table:table-cell table:style-name="ce782"/>
          <table:table-cell table:style-name="ce726" table:number-columns-repeated="649"/>
        </table:table-row>
        <table:table-row table:style-name="ro2">
          <table:table-cell table:style-name="ce726" table:number-columns-repeated="23"/>
          <table:table-cell table:style-name="ce740"/>
          <table:table-cell table:style-name="ce753"/>
          <table:table-cell table:style-name="ce726" table:number-columns-repeated="43"/>
          <table:table-cell table:style-name="ce797"/>
          <table:table-cell table:style-name="ce726" table:number-columns-repeated="8"/>
          <table:table-cell table:style-name="ce792"/>
          <table:table-cell table:style-name="ce726" table:number-columns-repeated="650"/>
        </table:table-row>
        <table:table-row table:style-name="ro2">
          <table:table-cell table:style-name="ce726" table:number-columns-repeated="69"/>
          <table:table-cell table:style-name="ce790"/>
          <table:table-cell table:style-name="ce726" table:number-columns-repeated="7"/>
          <table:table-cell table:style-name="ce870"/>
          <table:table-cell table:style-name="ce726" table:number-columns-repeated="650"/>
        </table:table-row>
        <table:table-row table:style-name="ro2">
          <table:table-cell table:style-name="ce726" table:number-columns-repeated="23"/>
          <table:table-cell table:style-name="ce740"/>
          <table:table-cell table:style-name="ce742"/>
          <table:table-cell table:style-name="ce758"/>
          <table:table-cell table:style-name="ce763"/>
          <table:table-cell table:style-name="ce768"/>
          <table:table-cell table:style-name="ce773"/>
          <table:table-cell table:style-name="ce776"/>
          <table:table-cell table:style-name="ce765"/>
          <table:table-cell table:style-name="ce726" table:number-columns-repeated="39"/>
          <table:table-cell table:style-name="ce736"/>
          <table:table-cell table:style-name="ce726" table:number-columns-repeated="5"/>
          <table:table-cell table:style-name="ce772"/>
          <table:table-cell table:style-name="ce726" table:number-columns-repeated="651"/>
        </table:table-row>
        <table:table-row table:style-name="ro2">
          <table:table-cell table:style-name="ce726" table:number-columns-repeated="31"/>
          <table:table-cell table:style-name="ce764"/>
          <table:table-cell table:style-name="ce769"/>
          <table:table-cell table:style-name="ce784"/>
          <table:table-cell table:style-name="ce788"/>
          <table:table-cell table:style-name="ce792"/>
          <table:table-cell table:style-name="ce781"/>
          <table:table-cell table:style-name="ce755"/>
          <table:table-cell table:style-name="ce801"/>
          <table:table-cell table:style-name="ce804"/>
          <table:table-cell table:style-name="ce808"/>
          <table:table-cell table:style-name="ce793"/>
          <table:table-cell table:style-name="ce813"/>
          <table:table-cell table:style-name="ce816"/>
          <table:table-cell table:style-name="ce819"/>
          <table:table-cell table:style-name="ce822"/>
          <table:table-cell table:style-name="ce726" table:number-columns-repeated="30"/>
          <table:table-cell table:style-name="ce868"/>
          <table:table-cell table:style-name="ce726" table:number-columns-repeated="651"/>
        </table:table-row>
        <table:table-row table:style-name="ro2">
          <table:table-cell table:style-name="ce726" table:number-columns-repeated="46"/>
          <table:table-cell table:style-name="ce803"/>
          <table:table-cell table:style-name="ce828"/>
          <table:table-cell table:style-name="ce814"/>
          <table:table-cell table:style-name="ce835"/>
          <table:table-cell table:style-name="ce839"/>
          <table:table-cell table:style-name="ce820"/>
          <table:table-cell table:style-name="ce847"/>
          <table:table-cell table:style-name="ce852"/>
          <table:table-cell table:style-name="ce856"/>
          <table:table-cell table:style-name="ce741"/>
          <table:table-cell table:style-name="ce824"/>
          <table:table-cell table:style-name="ce860"/>
          <table:table-cell table:style-name="ce862"/>
          <table:table-cell table:style-name="ce863"/>
          <table:table-cell table:style-name="ce848"/>
          <table:table-cell table:style-name="ce853"/>
          <table:table-cell table:style-name="ce726" table:number-columns-repeated="13"/>
          <table:table-cell table:style-name="ce867"/>
          <table:table-cell table:style-name="ce726" table:number-columns-repeated="652"/>
        </table:table-row>
        <table:table-row table:style-name="ro2">
          <table:table-cell table:style-name="ce726" table:number-columns-repeated="62"/>
          <table:table-cell table:style-name="ce738"/>
          <table:table-cell table:style-name="ce869"/>
          <table:table-cell table:style-name="ce746"/>
          <table:table-cell table:style-name="ce871"/>
          <table:table-cell table:style-name="ce872"/>
          <table:table-cell table:style-name="ce873"/>
          <table:table-cell table:style-name="ce864"/>
          <table:table-cell table:style-name="ce736"/>
          <table:table-cell table:style-name="ce726" table:number-columns-repeated="5"/>
          <table:table-cell table:style-name="ce740"/>
          <table:table-cell table:style-name="ce726" table:number-columns-repeated="652"/>
        </table:table-row>
        <table:table-row table:style-name="ro2" table:number-rows-repeated="57">
          <table:table-cell table:style-name="ce726" table:number-columns-repeated="728"/>
        </table:table-row>
        <table:table-row table:style-name="ro2" table:number-rows-repeated="1048475">
          <table:table-cell table:number-columns-repeated="728"/>
        </table:table-row>
        <table:table-row table:style-name="ro2">
          <table:table-cell table:number-columns-repeated="728"/>
        </table:table-row>
      </table:table>
      <table:table table:name="Sheet2" table:style-name="ta3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61" table:default-cell-style-name="Default"/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始点からの距離</text:p>
          </table:table-cell>
          <table:table-cell office:value-type="string" calcext:value-type="string">
            <text:p>確定状況</text:p>
          </table:table-cell>
          <table:table-cell office:value-type="string" calcext:value-type="string">
            <text:p>直前のノード</text:p>
          </table:table-cell>
          <table:table-cell table:number-columns-repeated="61"/>
        </table:table-row>
        <table:table-row table:style-name="ro2" table:number-rows-repeated="104856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4" table:style-name="ta4">
        <office:forms form:automatic-focus="false" form:apply-design-mode="false"/>
        <table:table-column table:style-name="co1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ＭＳ Ｐゴシック" svg:font-family="'ＭＳ Ｐゴシック'" style:font-family-generic="modern"/>
    <style:font-face style:name="ＭＳ Ｐゴシック1" svg:font-family="'ＭＳ Ｐゴシック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number:text>-¥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loext:min-decimal-places="2" number:min-integer-digits="1" number:grouping="true"/>
    </number:number-style>
    <number:number-style style:name="N115">
      <number:text>-¥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date-style style:name="N130">
      <number:month number:style="long"/>
      <number:text>/</number:text>
      <number:day number:style="long"/>
      <number:text>/</number:text>
      <number:year/>
    </number:date-style>
    <number:date-style style:name="N131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32">
      <number:hours/>
      <number:text>時</number:text>
      <number:minutes number:style="long"/>
      <number:text>分</number:text>
    </number:time-style>
    <number:time-style style:name="N133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4">
      <number:year number:style="long"/>
      <number:text>年</number:text>
      <number:month number:style="long"/>
      <number:text>月</number:text>
    </number:date-style>
    <number:date-style style:name="N135">
      <number:month number:style="long"/>
      <number:text>月</number:text>
      <number:day number:style="long"/>
      <number:text>日</number:text>
    </number:date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number:text>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number:text>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¥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middle"/>
      <style:text-properties fo:color="#000000" style:font-name="ＭＳ Ｐゴシック1" fo:font-family="'ＭＳ Ｐゴシック'" style:font-family-generic="swiss" fo:font-size="11pt" style:font-name-asian="ＭＳ Ｐゴシック1" style:font-family-asian="'ＭＳ Ｐゴシック'" style:font-family-generic-asian="swiss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00/00/00</text:date>, <text:time style:data-style-name="N2" text:time-value="19:39:31.252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canvas" style:display-name="PageStyle_canv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Ken</meta:initial-creator>
    <meta:creation-date>2016-03-04T13:56:21</meta:creation-date>
    <dc:date>2020-05-23T19:42:48.737000000</dc:date>
    <meta:generator>LibreOffice/6.4.3.2$Windows_X86_64 LibreOffice_project/747b5d0ebf89f41c860ec2a39efd7cb15b54f2d8</meta:generator>
    <meta:editing-duration>PT25M59S</meta:editing-duration>
    <meta:editing-cycles>3</meta:editing-cycles>
    <meta:document-statistic meta:table-count="4" meta:cell-count="18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Sub dijkstra()

'エッジの重みをワークシートの隣接行列に反映
Worksheets("data").Cells(1 + 1, 2 + 1) = Worksheets("canvas").Range("J14")
Worksheets("data").Cells(1 + 1, 3 + 1) = Worksheets("canvas").Range("T23")
Worksheets("data").Cells(1 + 1, 4 + 1) = Worksheets("canvas").Range("L33")
Worksheets("data").Cells(2 + 1, 5 + 1) = Worksheets("canvas").Range("AF13")
Worksheets("data").Cells(2 + 1, 6 + 1) = Worksheets("canvas").Range("AT4")
Worksheets("data").Cells(2 + 1, 7 + 1) = Worksheets("canvas").Range("AR9")
Worksheets("data").Cells(3 + 1, 2 + 1) = Worksheets("canvas").Range("Z17")
Worksheets("data").Cells(3 + 1, 4 + 1) = Worksheets("canvas").Range("X30")
Worksheets("data").Cells(4 + 1, 8 + 1) = Worksheets("canvas").Range("AK31")
Worksheets("data").Cells(4 + 1, 9 + 1) = Worksheets("canvas").Range("AO38")
Worksheets("data").Cells(5 + 1, 7 + 1) = Worksheets("canvas").Range("AV15")
Worksheets("data").Cells(5 + 1, 8 + 1) = Worksheets("canvas").Range("AZ20")
Worksheets("data").Cells(6 + 1, 10 + 1) = Worksheets("canvas").Range("CD10")
Worksheets("data").Cells(7 + 1, 6 + 1) = Worksheets("canvas").Range("BO9")
Worksheets("data").Cells(7 + 1, 10 + 1) = Worksheets("canvas").Range("BT14")
Worksheets("data").Cells(8 + 1, 3 + 1) = Worksheets("canvas").Range("AN24")
Worksheets("data").Cells(8 + 1, 7 + 1) = Worksheets("canvas").Range("BL20")
Worksheets("data").Cells(8 + 1, 9 + 1) = Worksheets("canvas").Range("BO31")
Worksheets("data").Cells(8 + 1, 10 + 1) = Worksheets("canvas").Range("BS25")
Worksheets("data").Cells(9 + 1, 10 + 1) = Worksheets("canvas").Range("CC34")




Dim mat(10, 10) As Double
Dim i, k As Integer
Dim inf As Long

Let inf = 100000    '無限大

'ワークシートからデータを読み込む
For i = 1 To 10
    For k = 1 To 10
        If Worksheets("data").Cells(k + 1, 1 + i) &lt;&gt; "inf" Then
            Let mat(k - 1, i - 1) = Worksheets("data").Cells(k + 1, 1 + i)
        Else
            Let mat(k - 1, i - 1) = inf
        End If
    Next k
Next i

'1列目は距離，2列目は確定or未確定，3列目は前の点
Dim distance(10, 3) As Double

'初期化（始点）
Let distance(1 - 1, 0) = 0
Let distance(1 - 1, 1) = 1 '1は確定
Let distance(1 - 1, 2) = 0 '始点のひとつ前は0とする

'初期化（その他）
For i = 2 To 10
    Let distance(i - 1, 0) = inf
    Let distance(i - 1, 1) = 0 '0は未確定
    Let distance(i - 1, 2) = 0
Next i
    
'ダイクストラ始め

check = 1   '終了判定
Number = 1  '頂点の選択

Do While check = 1
    
    '暫定距離の更新
    For k = 1 To 10
        If mat(Number - 1, k - 1) &lt; inf And distance(k - 1, 1) = 0 And distance(k - 1, 0) &gt; distance(Number - 1, 0) + mat(Number - 1, k - 1) Then
            distance(k - 1, 0) = distance(Number - 1, 0) + mat(Number - 1, k - 1)
            distance(k - 1, 2) = Number
        End If
    Next k

    '次の頂点の選択
    Min = inf
    For l = 1 To 10
        If distance(l - 1, 1) = 0 Then
            If distance(l - 1, 0) &lt; Min Then
                Min = distance(l - 1, 0)
                Number = l
            End If
        End If
    Next l

    '距離の確定
    distance(Number - 1, 1) = 1

    '未探索の頂点があればループを続ける
    check = 0
    For l = 1 To 10
        If distance(l - 1, 1) = 0 Then
            check = 1
        End If
    Next l
    
    'ワークシートに現在の探索状況を表示
    For i = 1 To 10
        For k = 1 To 3
            Let Worksheets("Sheet2").Cells(i, k) = distance(i - 1, k - 1)
        Next k
    Next i
    
    
    'グラフの頂点に距離を表示
    'Worksheets("canvas").Range("G22") = distance(0, 0)
    'Worksheets("canvas").Range("P7") = distance(1, 0)
    'Worksheets("canvas").Range("AC25") = distance(2, 0)
    'Worksheets("canvas").Range("S37") = distance(3, 0)
    'Worksheets("canvas").Range("AO17") = distance(4, 0)
    'Worksheets("canvas").Range("BW4") = distance(5, 0)
    'Worksheets("canvas").Range("BK13") = distance(6, 0)
    'Worksheets("canvas").Range("BE25") = distance(7, 0)
    'Worksheets("canvas").Range("BS41") = distance(8, 0)
    'Worksheets("canvas").Range("CD19") = distance(9, 0)
Loop

'グラフの頂点に距離を表示
Worksheets("canvas").Range("G22") = distance(0, 0)
Worksheets("canvas").Range("P7") = distance(1, 0)
Worksheets("canvas").Range("AC25") = distance(2, 0)
Worksheets("canvas").Range("S37") = distance(3, 0)
Worksheets("canvas").Range("AO17") = distance(4, 0)
Worksheets("canvas").Range("BW4") = distance(5, 0)
Worksheets("canvas").Range("BK13") = distance(6, 0)
Worksheets("canvas").Range("BE25") = distance(7, 0)
Worksheets("canvas").Range("BS41") = distance(8, 0)
Worksheets("canvas").Range("CD19") = distance(9, 0)
Worksheets("canvas").Select
Range("A1: AAZ100").Interior.ColorIndex = 0

If distance(2 - 1, 2) = 1 Then
        draw12
    Else
        draw32
End If

If distance(3 - 1, 2) = 1 Then
        draw13
    Else
        draw83
End If

If distance(4 - 1, 2) = 1 Then
        draw14
    Else
        draw34
End If

draw25

If distance(6 - 1, 2) = 2 Then
        draw26
    Else
        draw76
End If

If distance(7 - 1, 2) = 2 Then
        draw27
    ElseIf distance(7 - 1, 2) = 5 Then
        draw57
    Else
        draw87
End If

If distance(8 - 1, 2) = 4 Then
        draw48
    Else
        draw58
End If

If distance(9 - 1, 2) = 4 Then
        draw49
    Else
        draw89
End If

If distance(10 - 1, 2) = 6 Then
        draw60
    ElseIf distance(10 - 1, 2) = 7 Then
        draw70
    ElseIf distance(10 - 1, 2) = 8 Then
        draw80
    Else
        draw90
End If

End Sub

Sub A_reset()
'グラフの初期化
Worksheets("canvas").Select
Range("A1: AAZ100").Interior.ColorIndex = 0

Worksheets("canvas").Range("G22") = "1"
Worksheets("canvas").Range("P7") = "2"
Worksheets("canvas").Range("AC25") = "3"
Worksheets("canvas").Range("S37") = "4"
Worksheets("canvas").Range("AO17") = "5"
Worksheets("canvas").Range("BW4") = "6"
Worksheets("canvas").Range("BK13") = "7"
Worksheets("canvas").Range("BE25") = "8"
Worksheets("canvas").Range("BS41") = "9"
Worksheets("canvas").Range("CD19") = "10"

draw12
draw13
draw14
draw25
draw26
draw27
draw32
draw34
draw48
draw49
draw57
draw58
draw60
draw76
draw70
draw83
draw87
draw89
draw80
draw90
End Sub

Sub draw12()
For i = 0 To 9
    Cells(21 - i, 12 + Round(i / 3)).Interior.Color = RGB(0, i * 255 / 9, 255 - i * 255 / 9)
Next i
End Sub
Sub draw13()
For i = 0 To 21
    Cells(24 + Round(i * 3 / 21), 7 + i).Interior.Color = RGB(0, i * 255 / 21, 255 - i * 255 / 21)
Next i
End Sub
Sub draw14()
For i = 0 To 9
    Cells(27 + i, 12 + Round(i * 2 / 3)).Interior.Color = RGB(0, i * 255 / 9, 255 - i * 255 / 9)
Next i
End Sub
Sub draw25()
For i = 0 To 19
    Cells(11 + Round(i * 8 / 19), 21 + i).Interior.Color = RGB(0, i * 255 / 19, 255 - i * 255 / 19)
Next i
End Sub
Sub draw26()
For i = 0 To 53
    Cells(7, 21 + i).Interior.Color = RGB(0, i * 255 / 53, 255 - i * 255 / 53)
Next i
End Sub
Sub draw27()
For i = 0 To 41
    Cells(9 + Round(i * 5 / 41), 21 + i).Interior.Color = RGB(0, i * 255 / 41, 255 - i * 255 / 41)
Next i
End Sub
Sub draw32()
For i = 0 To 13
    Cells(12 + Round(i * 12 / 13), 17 + i).Interior.Color = RGB(0, 255 - i * 255 / 13, i * 255 / 13)
Next i
End Sub
Sub draw34()
For i = 0 To 9
    Cells(30 + Round(i * 6 / 9), 31 - i).Interior.Color = RGB(0, i * 255 / 9, 255 - i * 255 / 9)
Next i
End Sub
Sub draw48()
For i = 0 To 32
    Cells(38 - Round(i * 9 / 32), 24 + i).Interior.Color = RGB(0, i * 255 / 32, 255 - i * 255 / 32)
Next i
End Sub
Sub draw49()
For i = 0 To 46
    Cells(40 + Round(i * 3 / 46), 24 + i).Interior.Color = RGB(0, i * 255 / 46, 255 - i * 255 / 46)
Next i
End Sub
Sub draw57()
For i = 0 To 16
    Cells(18 - Round(i * 2 / 16), 46 + i).Interior.Color = RGB(0, i * 255 / 16, 255 - i * 255 / 16)
Next i
End Sub
Sub draw58()
For i = 0 To 10
    Cells(20 + Round(i * 5 / 10), 46 + i).Interior.Color = RGB(0, i * 255 / 10, 255 - i * 255 / 10)
Next i
End Sub
Sub draw60()
For i = 0 To 9
    Cells(9 + i, 79 + Round(i * 5 / 9)).Interior.Color = RGB(0, i * 255 / 9, 255 - i * 255 / 9)
Next i
End Sub
Sub draw76()
For i = 0 To 7
    Cells(13 - Round(i * 4 / 7), 68 + i).Interior.Color = RGB(0, i * 255 / 7, 255 - i * 255 / 7)
Next i
End Sub
Sub draw70()
For i = 0 To 13
    Cells(16 + Round(i * 3 / 13), 68 + i).Interior.Color = RGB(0, i * 255 / 13, 255 - i * 255 / 13)
Next i
End Sub
Sub draw83()
For i = 0 To 22
    Cells(27, 56 - i).Interior.Color = RGB(0, i * 255 / 22, 255 - i * 255 / 22)
Next i
End Sub
Sub draw87()
For i = 0 To 6
    Cells(24 - i, 60 + Round(i * 4 / 6)).Interior.Color = RGB(0, i * 255 / 6, 255 - i * 255 / 6)
Next i
End Sub
Sub draw89()
For i = 0 To 11
    Cells(29 + i, 62 + Round(i * 9 / 11)).Interior.Color = RGB(0, i * 255 / 11, 255 - i * 255 / 11)
Next i
End Sub
Sub draw80()
For i = 0 To 19
    Cells(27 - Round(i * 6 / 19), 62 + i).Interior.Color = RGB(0, i * 255 / 19, 255 - i * 255 / 19)
Next i
End Sub
Sub draw90()
For i = 0 To 19
    Cells(43 - i, 76 + Round(i * 8 / 19)).Interior.Color = RGB(0, i * 255 / 19, 255 - i * 255 / 19)
Next i
End Sub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